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10.7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aecf00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660033" fo:font-style="italic" style:font-style-asian="italic" style:font-style-complex="italic"/>
    </style:style>
    <style:style style:name="gr1" style:family="graphic" style:list-style-name="L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" style:family="graphic" style:list-style-name="L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" style:family="graphic" style:list-style-name="L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" style:family="graphic" style:list-style-name="L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list-style-name="L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list-style-name="L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list-style-name="L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list-style-name="L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list-style-name="L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0" style:family="graphic" style:list-style-name="L1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1" style:family="graphic" style:list-style-name="L1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2" style:family="graphic" style:list-style-name="L1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list-style-name="L1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list-style-name="L1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list-style-name="L1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6" style:family="graphic" style:list-style-name="L1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list-style-name="L1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list-style-name="L1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list-style-name="L1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list-style-name="L2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list-style-name="L2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2" style:family="graphic" style:list-style-name="L2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list-style-name="L2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list-style-name="L2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5" style:family="graphic" style:list-style-name="L2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6" style:family="graphic" style:list-style-name="L2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7" style:family="graphic" style:list-style-name="L2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8" style:family="graphic" style:list-style-name="L2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9" style:family="graphic" style:list-style-name="L2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0" style:family="graphic" style:list-style-name="L3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1" style:family="graphic" style:list-style-name="L3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2" style:family="graphic" style:list-style-name="L3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list-style-name="L3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list-style-name="L3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list-style-name="L3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6" style:family="graphic" style:list-style-name="L3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7" style:family="graphic" style:list-style-name="L3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8" style:family="graphic" style:list-style-name="L3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9" style:family="graphic" style:list-style-name="L3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0" style:family="graphic" style:list-style-name="L4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1" style:family="graphic" style:list-style-name="L4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2" style:family="graphic" style:list-style-name="L4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3" style:family="graphic" style:list-style-name="L4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4" style:family="graphic" style:list-style-name="L4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" style:family="graphic" style:list-style-name="L4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6" style:family="graphic" style:list-style-name="L4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7" style:family="graphic" style:list-style-name="L4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8" style:family="graphic" style:list-style-name="L4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9" style:family="graphic" style:list-style-name="L4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0" style:family="graphic" style:list-style-name="L5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1" style:family="graphic" style:list-style-name="L5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Tabelle1" table:style-name="ta1">
        <table:shapes>
          <draw:polyline draw:z-index="1" draw:style-name="gr1" draw:text-style-name="P1" svg:width="3.099cm" svg:height="1.059cm" svg:x="4.905cm" svg:y="264.663cm" svg:viewBox="0 0 3100 1060" draw:points="0,0 0,1060 0,1060 3100,1060">
            <text:p/>
          </draw:polyline>
          <draw:polyline draw:z-index="2" draw:style-name="gr2" draw:text-style-name="P1" svg:width="3.099cm" svg:height="0.199cm" svg:x="4.905cm" svg:y="265.975cm" svg:viewBox="0 0 3100 200" draw:points="0,0 0,200 0,200 3100,200">
            <text:p/>
          </draw:polyline>
          <draw:polyline draw:z-index="3" draw:style-name="gr3" draw:text-style-name="P1" svg:width="3.099cm" svg:height="0.199cm" svg:x="4.905cm" svg:y="266.426cm" svg:viewBox="0 0 3100 200" draw:points="0,0 0,200 0,200 3100,200">
            <text:p/>
          </draw:polyline>
          <draw:polyline draw:z-index="4" draw:style-name="gr4" draw:text-style-name="P1" svg:width="3.099cm" svg:height="0.199cm" svg:x="4.905cm" svg:y="266.878cm" svg:viewBox="0 0 3100 200" draw:points="0,0 0,200 0,200 3100,200">
            <text:p/>
          </draw:polyline>
          <draw:polyline draw:z-index="5" draw:style-name="gr5" draw:text-style-name="P1" svg:width="3.099cm" svg:height="0.199cm" svg:x="4.905cm" svg:y="267.329cm" svg:viewBox="0 0 3100 200" draw:points="0,0 0,200 0,200 3100,200">
            <text:p/>
          </draw:polyline>
          <draw:polyline draw:z-index="34" draw:style-name="gr6" draw:text-style-name="P1" svg:width="3.099cm" svg:height="0.199cm" svg:x="4.902cm" svg:y="269.136cm" svg:viewBox="0 0 3100 200" draw:points="0,0 0,200 0,200 3100,200">
            <text:p/>
          </draw:polyline>
          <draw:polyline draw:z-index="35" draw:style-name="gr7" draw:text-style-name="P1" svg:width="3.099cm" svg:height="0.199cm" svg:x="4.902cm" svg:y="251.977cm" svg:viewBox="0 0 3100 200" draw:points="0,0 0,200 0,200 3100,200">
            <text:p/>
          </draw:polyline>
          <draw:polyline draw:z-index="36" draw:style-name="gr8" draw:text-style-name="P1" svg:width="3.099cm" svg:height="1.812cm" svg:x="4.902cm" svg:y="252.622cm" svg:viewBox="0 0 3100 1813" draw:points="0,0 0,1813 0,1813 3100,1813">
            <text:p/>
          </draw:polyline>
          <draw:polyline draw:z-index="37" draw:style-name="gr9" draw:text-style-name="P1" svg:width="3.099cm" svg:height="0.199cm" svg:x="4.902cm" svg:y="254.686cm" svg:viewBox="0 0 3100 200" draw:points="0,0 0,200 0,200 3100,200">
            <text:p/>
          </draw:polyline>
          <draw:polyline draw:z-index="38" draw:style-name="gr10" draw:text-style-name="P1" svg:width="3.099cm" svg:height="0.199cm" svg:x="4.902cm" svg:y="255.59cm" svg:viewBox="0 0 3100 200" draw:points="0,0 0,200 0,200 3100,200">
            <text:p/>
          </draw:polyline>
          <draw:polyline draw:z-index="39" draw:style-name="gr11" draw:text-style-name="P1" svg:width="3.099cm" svg:height="0.199cm" svg:x="4.902cm" svg:y="256.041cm" svg:viewBox="0 0 3100 200" draw:points="0,0 0,200 0,200 3100,200">
            <text:p/>
          </draw:polyline>
          <draw:polyline draw:z-index="40" draw:style-name="gr12" draw:text-style-name="P1" svg:width="3.099cm" svg:height="0.199cm" svg:x="4.902cm" svg:y="256.493cm" svg:viewBox="0 0 3100 200" draw:points="0,0 0,200 0,200 3100,200">
            <text:p/>
          </draw:polyline>
          <draw:polyline draw:z-index="41" draw:style-name="gr13" draw:text-style-name="P1" svg:width="3.099cm" svg:height="0.199cm" svg:x="4.902cm" svg:y="256.944cm" svg:viewBox="0 0 3100 200" draw:points="0,0 0,200 0,200 3100,200">
            <text:p/>
          </draw:polyline>
          <draw:polyline draw:z-index="42" draw:style-name="gr14" draw:text-style-name="P1" svg:width="3.099cm" svg:height="0.199cm" svg:x="4.902cm" svg:y="257.396cm" svg:viewBox="0 0 3100 200" draw:points="0,0 0,200 0,200 3100,200">
            <text:p/>
          </draw:polyline>
          <draw:polyline draw:z-index="43" draw:style-name="gr15" draw:text-style-name="P1" svg:width="3.099cm" svg:height="0.199cm" svg:x="4.902cm" svg:y="257.847cm" svg:viewBox="0 0 3100 200" draw:points="0,0 0,200 0,200 3100,200">
            <text:p/>
          </draw:polyline>
          <draw:polyline draw:z-index="44" draw:style-name="gr16" draw:text-style-name="P1" svg:width="3.099cm" svg:height="1.08cm" svg:x="4.902cm" svg:y="258.772cm" svg:viewBox="0 0 3100 1081" draw:points="0,0 0,1081 0,1081 3100,1081">
            <text:p/>
          </draw:polyline>
          <draw:polyline draw:z-index="45" draw:style-name="gr17" draw:text-style-name="P1" svg:width="3.099cm" svg:height="0.199cm" svg:x="4.902cm" svg:y="260.105cm" svg:viewBox="0 0 3100 200" draw:points="0,0 0,200 0,200 3100,200">
            <text:p/>
          </draw:polyline>
          <draw:polyline draw:z-index="46" draw:style-name="gr18" draw:text-style-name="P1" svg:width="3.099cm" svg:height="0.199cm" svg:x="4.902cm" svg:y="260.556cm" svg:viewBox="0 0 3100 200" draw:points="0,0 0,200 0,200 3100,200">
            <text:p/>
          </draw:polyline>
          <draw:polyline draw:z-index="47" draw:style-name="gr19" draw:text-style-name="P1" svg:width="3.099cm" svg:height="0.199cm" svg:x="4.902cm" svg:y="261.008cm" svg:viewBox="0 0 3100 200" draw:points="0,0 0,200 0,200 3100,200">
            <text:p/>
          </draw:polyline>
          <draw:polyline draw:z-index="48" draw:style-name="gr20" draw:text-style-name="P1" svg:width="3.099cm" svg:height="1.338cm" svg:x="4.902cm" svg:y="262.126cm" svg:viewBox="0 0 3100 1339" draw:points="0,0 0,1339 0,1339 3100,1339">
            <text:p/>
          </draw:polyline>
          <draw:polyline draw:z-index="49" draw:style-name="gr21" draw:text-style-name="P1" svg:width="3.099cm" svg:height="0.199cm" svg:x="4.902cm" svg:y="263.717cm" svg:viewBox="0 0 3100 200" draw:points="0,0 0,200 0,200 3100,200">
            <text:p/>
          </draw:polyline>
          <draw:polyline draw:z-index="50" draw:style-name="gr22" draw:text-style-name="P1" svg:width="3.099cm" svg:height="1.403cm" svg:x="4.902cm" svg:y="249.87cm" svg:viewBox="0 0 3100 1404" draw:points="0,0 0,1404 0,1404 3100,1404">
            <text:p/>
          </draw:poly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ew Trove-Tag Tree</text:p>
          </table:table-cell>
          <table:table-cell table:style-name="ce1" table:number-columns-repeated="4"/>
          <table:table-cell table:style-name="ce1" office:value-type="string" calcext:value-type="string">
            <text:p>PyPI Trove Classifiers</text:p>
          </table:table-cell>
          <table:table-cell table:style-name="ce1"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Development Status :: 1 - Plann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atus</text:p>
          </table:table-cell>
          <table:table-cell office:value-type="string" calcext:value-type="string">
            <text:p>prerelease</text:p>
          </table:table-cell>
          <table:table-cell table:number-columns-repeated="3"/>
          <table:table-cell office:value-type="string" calcext:value-type="string">
            <text:p>Development Status :: 2 - Pre-Alpha</text:p>
          </table:table-cell>
          <table:table-cell table:number-columns-repeated="1018"/>
        </table:table-row>
        <table:table-row table:style-name="ro2">
          <table:table-cell>
            <draw:polyline table:end-cell-address="Tabelle1.A4" table:end-x="3.4cm" table:end-y="0.213cm" draw:z-index="23" draw:style-name="gr23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Development Status :: 3 - Alpha</text:p>
          </table:table-cell>
          <table:table-cell table:number-columns-repeated="1018"/>
        </table:table-row>
        <table:table-row table:style-name="ro2">
          <table:table-cell>
            <draw:polyline table:end-cell-address="Tabelle1.A5" table:end-x="3.4cm" table:end-y="0.214cm" draw:z-index="24" draw:style-name="gr24" draw:text-style-name="P1" svg:width="3.099cm" svg:height="0.199cm" svg:x="0.3cm" svg:y="0.015cm" svg:viewBox="0 0 3100 200" draw:points="0,0 0,200 0,200 3100,200">
              <text:p/>
            </draw:polyline>
          </table:table-cell>
          <table:table-cell office:value-type="string" calcext:value-type="string">
            <text:p>beta</text:p>
          </table:table-cell>
          <table:table-cell table:number-columns-repeated="3"/>
          <table:table-cell office:value-type="string" calcext:value-type="string">
            <text:p>Development Status :: 4 - Beta</text:p>
          </table:table-cell>
          <table:table-cell table:number-columns-repeated="1018"/>
        </table:table-row>
        <table:table-row table:style-name="ro2">
          <table:table-cell>
            <draw:polyline table:end-cell-address="Tabelle1.A6" table:end-x="3.4cm" table:end-y="0.213cm" draw:z-index="25" draw:style-name="gr25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stable</text:p>
          </table:table-cell>
          <table:table-cell table:number-columns-repeated="3"/>
          <table:table-cell office:value-type="string" calcext:value-type="string">
            <text:p>Development Status :: 5 - Production/Stable</text:p>
          </table:table-cell>
          <table:table-cell table:number-columns-repeated="1018"/>
        </table:table-row>
        <table:table-row table:style-name="ro2">
          <table:table-cell>
            <draw:polyline table:end-cell-address="Tabelle1.A7" table:end-x="3.4cm" table:end-y="0.214cm" draw:z-index="26" draw:style-name="gr26" draw:text-style-name="P1" svg:width="3.099cm" svg:height="0.199cm" svg:x="0.3cm" svg:y="0.015cm" svg:viewBox="0 0 3100 200" draw:points="0,0 0,200 0,200 3100,200">
              <text:p/>
            </draw:polyline>
          </table:table-cell>
          <table:table-cell office:value-type="string" calcext:value-type="string">
            <text:p>mature</text:p>
          </table:table-cell>
          <table:table-cell table:number-columns-repeated="3"/>
          <table:table-cell office:value-type="string" calcext:value-type="string">
            <text:p>Development Status :: 6 - Mature</text:p>
          </table:table-cell>
          <table:table-cell table:number-columns-repeated="1018"/>
        </table:table-row>
        <table:table-row table:style-name="ro2">
          <table:table-cell>
            <draw:polyline table:end-cell-address="Tabelle1.A8" table:end-x="3.4cm" table:end-y="0.213cm" draw:z-index="27" draw:style-name="gr27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historic</text:p>
          </table:table-cell>
          <table:table-cell table:number-columns-repeated="3"/>
          <table:table-cell office:value-type="string" calcext:value-type="string">
            <text:p>Development Status :: 7 - Inactiv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nvironment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Environment :: Cons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urses</text:p>
          </table:table-cell>
          <table:table-cell table:number-columns-repeated="2"/>
          <table:table-cell office:value-type="string" calcext:value-type="string">
            <text:p>Environment :: Console :: Curs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Framebuffer</text:p>
          </table:table-cell>
          <table:table-cell table:number-columns-repeated="2"/>
          <table:table-cell office:value-type="string" calcext:value-type="string">
            <text:p>Environment :: Console :: Framebuff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Newt</text:p>
          </table:table-cell>
          <table:table-cell table:number-columns-repeated="2"/>
          <table:table-cell office:value-type="string" calcext:value-type="string">
            <text:p>Environment :: Console :: New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svgalib</text:p>
          </table:table-cell>
          <table:table-cell table:number-columns-repeated="2"/>
          <table:table-cell office:value-type="string" calcext:value-type="string">
            <text:p>Environment :: Console :: svgali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bile</text:p>
          </table:table-cell>
          <table:table-cell table:number-columns-repeated="3"/>
          <table:table-cell office:value-type="string" calcext:value-type="string">
            <text:p>Environment :: Handhelds/PDA'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table:number-columns-repeated="3"/>
          <table:table-cell office:value-type="string" calcext:value-type="string">
            <text:p>Environment :: MacOS 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Aqua</text:p>
          </table:table-cell>
          <table:table-cell table:number-columns-repeated="2"/>
          <table:table-cell office:value-type="string" calcext:value-type="string">
            <text:p>Environment :: MacOS X :: Aqu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Carbon</text:p>
          </table:table-cell>
          <table:table-cell table:number-columns-repeated="2"/>
          <table:table-cell office:value-type="string" calcext:value-type="string">
            <text:p>Environment :: MacOS X :: Carb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Cocoa</text:p>
          </table:table-cell>
          <table:table-cell table:number-columns-repeated="2"/>
          <table:table-cell office:value-type="string" calcext:value-type="string">
            <text:p>Environment :: MacOS X :: Coco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Environment :: No Input/Output (Daemon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penStack</text:p>
          </table:table-cell>
          <table:table-cell table:number-columns-repeated="3"/>
          <table:table-cell office:value-type="string" calcext:value-type="string">
            <text:p>Environment :: OpenStack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Environment :: Other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ugin</text:p>
          </table:table-cell>
          <table:table-cell table:number-columns-repeated="3"/>
          <table:table-cell office:value-type="string" calcext:value-type="string">
            <text:p>Environment :: Plugi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table:number-columns-repeated="3"/>
          <table:table-cell office:value-type="string" calcext:value-type="string">
            <text:p>Environment :: Web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Buffet</text:p>
          </table:table-cell>
          <table:table-cell table:number-columns-repeated="2"/>
          <table:table-cell office:value-type="string" calcext:value-type="string">
            <text:p>Environment :: Web Environment :: Buff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Mozilla</text:p>
          </table:table-cell>
          <table:table-cell table:number-columns-repeated="2"/>
          <table:table-cell office:value-type="string" calcext:value-type="string">
            <text:p>Environment :: Web Environment :: Mozil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ToscaWidgets</text:p>
          </table:table-cell>
          <table:table-cell table:number-columns-repeated="2"/>
          <table:table-cell office:value-type="string" calcext:value-type="string">
            <text:p>Environment :: Web Environment :: ToscaWidget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n32</text:p>
          </table:table-cell>
          <table:table-cell table:number-columns-repeated="3"/>
          <table:table-cell office:value-type="string" calcext:value-type="string">
            <text:p>Environment :: Win32 (MS Windows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number-columns-repeated="3"/>
          <table:table-cell office:value-type="string" calcext:value-type="string">
            <text:p>Environment :: X11 Applicati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Gnome</text:p>
          </table:table-cell>
          <table:table-cell table:number-columns-repeated="2"/>
          <table:table-cell office:value-type="string" calcext:value-type="string">
            <text:p>Environment :: X11 Applications :: Gnom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GTK</text:p>
          </table:table-cell>
          <table:table-cell table:number-columns-repeated="2"/>
          <table:table-cell office:value-type="string" calcext:value-type="string">
            <text:p>Environment :: X11 Applications :: GT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KDE</text:p>
          </table:table-cell>
          <table:table-cell table:number-columns-repeated="2"/>
          <table:table-cell office:value-type="string" calcext:value-type="string">
            <text:p>Environment :: X11 Applications :: K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Qt</text:p>
          </table:table-cell>
          <table:table-cell table:number-columns-repeated="2"/>
          <table:table-cell office:value-type="string" calcext:value-type="string">
            <text:p>Environment :: X11 Applications :: Q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T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yland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ramework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oost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Groovy</text:p>
          </table:table-cell>
          <table:table-cell office:value-type="string" calcext:value-type="string">
            <text:p>Grail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Hibernat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Framewor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pring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Sinatra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Strut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OpenXava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AngularJ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extJ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jQuery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MooTool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Prototype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qooxdoo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erl</text:p>
          </table:table-cell>
          <table:table-cell office:value-type="string" calcext:value-type="string">
            <text:p>Mason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erl</text:p>
          </table:table-cell>
          <table:table-cell office:value-type="string" calcext:value-type="string">
            <text:p>Catalyst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ython</text:p>
          </table:table-cell>
          <table:table-cell office:value-type="string" calcext:value-type="string">
            <text:p>BFG</text:p>
          </table:table-cell>
          <table:table-cell table:number-columns-repeated="2"/>
          <table:table-cell office:value-type="string" calcext:value-type="string">
            <text:p>Framework :: BF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Framework :: Bo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ottle</text:p>
          </table:table-cell>
          <table:table-cell table:number-columns-repeated="2"/>
          <table:table-cell office:value-type="string" calcext:value-type="string">
            <text:p>Framework :: Bott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uildout</text:p>
          </table:table-cell>
          <table:table-cell table:number-columns-repeated="2"/>
          <table:table-cell office:value-type="string" calcext:value-type="string">
            <text:p>Framework :: Buildou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Buildout :: Extens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Buildout :: Reci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handler</text:p>
          </table:table-cell>
          <table:table-cell table:number-columns-repeated="2"/>
          <table:table-cell office:value-type="string" calcext:value-type="string">
            <text:p>Framework :: Chandl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herryPy</text:p>
          </table:table-cell>
          <table:table-cell table:number-columns-repeated="2"/>
          <table:table-cell office:value-type="string" calcext:value-type="string">
            <text:p>Framework :: CherryP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ubicWeb</text:p>
          </table:table-cell>
          <table:table-cell table:number-columns-repeated="2"/>
          <table:table-cell office:value-type="string" calcext:value-type="string">
            <text:p>Framework :: CubicWe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table:number-columns-repeated="2"/>
          <table:table-cell office:value-type="string" calcext:value-type="string">
            <text:p>Framework :: Djang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Flask</text:p>
          </table:table-cell>
          <table:table-cell table:number-columns-repeated="2"/>
          <table:table-cell office:value-type="string" calcext:value-type="string">
            <text:p>Framework :: Flas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IDLE</text:p>
          </table:table-cell>
          <table:table-cell table:number-columns-repeated="2"/>
          <table:table-cell office:value-type="string" calcext:value-type="string">
            <text:p>Framework :: ID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IPython</text:p>
          </table:table-cell>
          <table:table-cell table:number-columns-repeated="2"/>
          <table:table-cell office:value-type="string" calcext:value-type="string">
            <text:p>Framework :: IPyth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Opps</text:p>
          </table:table-cell>
          <table:table-cell table:number-columns-repeated="2"/>
          <table:table-cell office:value-type="string" calcext:value-type="string">
            <text:p>Framework :: Opp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Framework :: Pas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lone</text:p>
          </table:table-cell>
          <table:table-cell table:number-columns-repeated="2"/>
          <table:table-cell office:value-type="string" calcext:value-type="string">
            <text:p>Framework :: Plon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3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3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5.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y2w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ylons</text:p>
          </table:table-cell>
          <table:table-cell table:number-columns-repeated="2"/>
          <table:table-cell office:value-type="string" calcext:value-type="string">
            <text:p>Framework :: Pyl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yramid</text:p>
          </table:table-cell>
          <table:table-cell table:number-columns-repeated="2"/>
          <table:table-cell office:value-type="string" calcext:value-type="string">
            <text:p>Framework :: Pyrami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Review Board</text:p>
          </table:table-cell>
          <table:table-cell table:number-columns-repeated="2"/>
          <table:table-cell office:value-type="string" calcext:value-type="string">
            <text:p>Framework :: Review Boar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Setuptools Plugin</text:p>
          </table:table-cell>
          <table:table-cell table:number-columns-repeated="2"/>
          <table:table-cell office:value-type="string" calcext:value-type="string">
            <text:p>Framework :: Setuptools Plug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rac</text:p>
          </table:table-cell>
          <table:table-cell table:number-columns-repeated="2"/>
          <table:table-cell office:value-type="string" calcext:value-type="string">
            <text:p>Framework :: Tra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ryton</text:p>
          </table:table-cell>
          <table:table-cell table:number-columns-repeated="2"/>
          <table:table-cell office:value-type="string" calcext:value-type="string">
            <text:p>Framework :: Tryt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urboGears</text:p>
          </table:table-cell>
          <table:table-cell table:number-columns-repeated="2"/>
          <table:table-cell office:value-type="string" calcext:value-type="string">
            <text:p>Framework :: TurboGear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TurboGears :: Applica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TurboGears :: Widget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wisted</text:p>
          </table:table-cell>
          <table:table-cell table:number-columns-repeated="2"/>
          <table:table-cell office:value-type="string" calcext:value-type="string">
            <text:p>Framework :: Twist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DB</text:p>
          </table:table-cell>
          <table:table-cell table:number-columns-repeated="2"/>
          <table:table-cell office:value-type="string" calcext:value-type="string">
            <text:p>Framework :: ZOD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pe2</text:p>
          </table:table-cell>
          <table:table-cell table:number-columns-repeated="2"/>
          <table:table-cell office:value-type="string" calcext:value-type="string">
            <text:p>Framework :: Zope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pe3</text:p>
          </table:table-cell>
          <table:table-cell table:number-columns-repeated="2"/>
          <table:table-cell office:value-type="string" calcext:value-type="string">
            <text:p>Framework :: Zope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CakePH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Larave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Symfon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Yi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Zend Framewo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Rails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udience</text:p>
          </table:table-cell>
          <table:table-cell office:value-type="string" calcext:value-type="string">
            <text:p>Customer Service</text:p>
          </table:table-cell>
          <table:table-cell table:number-columns-repeated="3"/>
          <table:table-cell office:value-type="string" calcext:value-type="string">
            <text:p>Intended Audience :: Customer Serv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Developers</text:p>
          </table:table-cell>
          <table:table-cell table:number-columns-repeated="3"/>
          <table:table-cell office:value-type="string" calcext:value-type="string">
            <text:p>Intended Audience :: Develope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table:number-columns-repeated="3"/>
          <table:table-cell office:value-type="string" calcext:value-type="string">
            <text:p>Intended Audience :: Edu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d Users</text:p>
          </table:table-cell>
          <table:table-cell table:number-columns-repeated="3"/>
          <table:table-cell office:value-type="string" calcext:value-type="string">
            <text:p>Intended Audience :: End Users/Deskto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ncial and Insurance Industry</text:p>
          </table:table-cell>
          <table:table-cell table:number-columns-repeated="3"/>
          <table:table-cell office:value-type="string" calcext:value-type="string">
            <text:p>Intended Audience :: Financial and Insurance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lthcare Industry</text:p>
          </table:table-cell>
          <table:table-cell table:number-columns-repeated="3"/>
          <table:table-cell office:value-type="string" calcext:value-type="string">
            <text:p>Intended Audience :: Healthcare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formation Technology</text:p>
          </table:table-cell>
          <table:table-cell table:number-columns-repeated="3"/>
          <table:table-cell office:value-type="string" calcext:value-type="string">
            <text:p>Intended Audience :: Information Technolog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egal Industry</text:p>
          </table:table-cell>
          <table:table-cell table:number-columns-repeated="3"/>
          <table:table-cell office:value-type="string" calcext:value-type="string">
            <text:p>Intended Audience :: Legal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nufacturing</text:p>
          </table:table-cell>
          <table:table-cell table:number-columns-repeated="3"/>
          <table:table-cell office:value-type="string" calcext:value-type="string">
            <text:p>Intended Audience :: Manufactur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Intended Audience :: Other Audien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ligion</text:p>
          </table:table-cell>
          <table:table-cell table:number-columns-repeated="3"/>
          <table:table-cell office:value-type="string" calcext:value-type="string">
            <text:p>Intended Audience :: Relig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ience/Research</text:p>
          </table:table-cell>
          <table:table-cell table:number-columns-repeated="3"/>
          <table:table-cell office:value-type="string" calcext:value-type="string">
            <text:p>Intended Audience :: Science/Resear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ystem Administrators</text:p>
          </table:table-cell>
          <table:table-cell table:number-columns-repeated="3"/>
          <table:table-cell office:value-type="string" calcext:value-type="string">
            <text:p>Intended Audience :: System Administrato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lecommunications Industry</text:p>
          </table:table-cell>
          <table:table-cell table:number-columns-repeated="3"/>
          <table:table-cell office:value-type="string" calcext:value-type="string">
            <text:p>Intended Audience :: Telecommunications Industry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License</text:p>
          </table:table-cell>
          <table:table-cell office:value-type="string" calcext:value-type="string">
            <text:p>Aladdin Free Public License (AFPL)</text:p>
          </table:table-cell>
          <table:table-cell table:number-columns-repeated="3"/>
          <table:table-cell office:value-type="string" calcext:value-type="string">
            <text:p>License :: Aladdin Free Public License (AF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</text:p>
          </table:table-cell>
          <table:table-cell office:value-type="string" calcext:value-type="string">
            <text:p>CC0 1.0 Universal (CC0 1.0) Public Domain Dedication</text:p>
          </table:table-cell>
          <table:table-cell table:number-columns-repeated="3"/>
          <table:table-cell office:value-type="string" calcext:value-type="string">
            <text:p>License :: CC0 1.0 Universal (CC0 1.0) Public Domain Dedi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FSG approved</text:p>
          </table:table-cell>
          <table:table-cell table:number-columns-repeated="3"/>
          <table:table-cell office:value-type="string" calcext:value-type="string">
            <text:p>License :: DFSG approv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iffel Forum License (EFL)</text:p>
          </table:table-cell>
          <table:table-cell table:number-columns-repeated="3"/>
          <table:table-cell office:value-type="string" calcext:value-type="string">
            <text:p>License :: Eiffel Forum License (EF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Educational Use</text:p>
          </table:table-cell>
          <table:table-cell table:number-columns-repeated="3"/>
          <table:table-cell office:value-type="string" calcext:value-type="string">
            <text:p>License :: Free For Educational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Home Use</text:p>
          </table:table-cell>
          <table:table-cell table:number-columns-repeated="3"/>
          <table:table-cell office:value-type="string" calcext:value-type="string">
            <text:p>License :: Free For Home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non-commercial use</text:p>
          </table:table-cell>
          <table:table-cell table:number-columns-repeated="3"/>
          <table:table-cell office:value-type="string" calcext:value-type="string">
            <text:p>License :: Free for non-commercial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ly Distributable</text:p>
          </table:table-cell>
          <table:table-cell table:number-columns-repeated="3"/>
          <table:table-cell office:value-type="string" calcext:value-type="string">
            <text:p>License :: Freely Distributab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To Use But Restricted</text:p>
          </table:table-cell>
          <table:table-cell table:number-columns-repeated="3"/>
          <table:table-cell office:value-type="string" calcext:value-type="string">
            <text:p>License :: Free To Use But Restrict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ware</text:p>
          </table:table-cell>
          <table:table-cell table:number-columns-repeated="3"/>
          <table:table-cell office:value-type="string" calcext:value-type="string">
            <text:p>License :: Freewar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etscape Public License (NPL)</text:p>
          </table:table-cell>
          <table:table-cell table:number-columns-repeated="3"/>
          <table:table-cell office:value-type="string" calcext:value-type="string">
            <text:p>License :: Netscape Public License (N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kia Open Source License (NOKOS)</text:p>
          </table:table-cell>
          <table:table-cell table:number-columns-repeated="3"/>
          <table:table-cell office:value-type="string" calcext:value-type="string">
            <text:p>License :: Nokia Open Source License (NOKOS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table:number-columns-repeated="3"/>
          <table:table-cell office:value-type="string" calcext:value-type="string">
            <text:p>License :: OSI Approv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cademic Free License (AFL)</text:p>
          </table:table-cell>
          <table:table-cell table:number-columns-repeated="2"/>
          <table:table-cell office:value-type="string" calcext:value-type="string">
            <text:p>License :: OSI Approved :: Academic Free License (AF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pache Software License</text:p>
          </table:table-cell>
          <table:table-cell table:number-columns-repeated="2"/>
          <table:table-cell office:value-type="string" calcext:value-type="string">
            <text:p>License :: OSI Approved :: Apache Softwar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pple Public Source License</text:p>
          </table:table-cell>
          <table:table-cell table:number-columns-repeated="2"/>
          <table:table-cell office:value-type="string" calcext:value-type="string">
            <text:p>License :: OSI Approved :: Apple Public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rtistic License</text:p>
          </table:table-cell>
          <table:table-cell table:number-columns-repeated="2"/>
          <table:table-cell office:value-type="string" calcext:value-type="string">
            <text:p>License :: OSI Approved :: Artist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ttribution Assurance License</text:p>
          </table:table-cell>
          <table:table-cell table:number-columns-repeated="2"/>
          <table:table-cell office:value-type="string" calcext:value-type="string">
            <text:p>License :: OSI Approved :: Attribution Assuran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BSD License</text:p>
          </table:table-cell>
          <table:table-cell table:number-columns-repeated="2"/>
          <table:table-cell office:value-type="string" calcext:value-type="string">
            <text:p>License :: OSI Approved :: BSD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Common Public License</text:p>
          </table:table-cell>
          <table:table-cell table:number-columns-repeated="2"/>
          <table:table-cell office:value-type="string" calcext:value-type="string">
            <text:p>License :: OSI Approved :: Common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iffel Forum License</text:p>
          </table:table-cell>
          <table:table-cell table:number-columns-repeated="2"/>
          <table:table-cell office:value-type="string" calcext:value-type="string">
            <text:p>License :: OSI Approved :: Eiffel Forum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uropean Union Public Licence 1.0 (EUPL 1.0)</text:p>
          </table:table-cell>
          <table:table-cell table:number-columns-repeated="2"/>
          <table:table-cell office:value-type="string" calcext:value-type="string">
            <text:p>License :: OSI Approved :: European Union Public Licence 1.0 (EUPL 1.0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uropean Union Public Licence 1.1 (EUPL 1.1)</text:p>
          </table:table-cell>
          <table:table-cell table:number-columns-repeated="2"/>
          <table:table-cell office:value-type="string" calcext:value-type="string">
            <text:p>License :: OSI Approved :: European Union Public Licence 1.1 (EUPL 1.1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Affero General Public License v3</text:p>
          </table:table-cell>
          <table:table-cell table:number-columns-repeated="2"/>
          <table:table-cell office:value-type="string" calcext:value-type="string">
            <text:p>License :: OSI Approved :: GNU Affero General Public License v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Affero General Public License v3 or later (AGPLv3+)</text:p>
          </table:table-cell>
          <table:table-cell table:number-columns-repeated="2"/>
          <table:table-cell office:value-type="string" calcext:value-type="string">
            <text:p>License :: OSI Approved :: GNU Affero General Public License v3 or later (A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Free Documentation License (FDL)</text:p>
          </table:table-cell>
          <table:table-cell table:number-columns-repeated="2"/>
          <table:table-cell office:value-type="string" calcext:value-type="string">
            <text:p>License :: OSI Approved :: GNU Free Documentation License (FD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(GPL)</text:p>
          </table:table-cell>
          <table:table-cell table:number-columns-repeated="2"/>
          <table:table-cell office:value-type="string" calcext:value-type="string">
            <text:p>License :: OSI Approved :: GNU General Public License (G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2 (GPLv2)</text:p>
          </table:table-cell>
          <table:table-cell table:number-columns-repeated="2"/>
          <table:table-cell office:value-type="string" calcext:value-type="string">
            <text:p>License :: OSI Approved :: GNU General Public License v2 (GPLv2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2 or later (GPLv2+)</text:p>
          </table:table-cell>
          <table:table-cell table:number-columns-repeated="2"/>
          <table:table-cell office:value-type="string" calcext:value-type="string">
            <text:p>License :: OSI Approved :: GNU General Public License v2 or later (GPLv2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3 (GPLv3)</text:p>
          </table:table-cell>
          <table:table-cell table:number-columns-repeated="2"/>
          <table:table-cell office:value-type="string" calcext:value-type="string">
            <text:p>License :: OSI Approved :: GNU General Public License v3 (GPLv3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3 or later (GPLv3+)</text:p>
          </table:table-cell>
          <table:table-cell table:number-columns-repeated="2"/>
          <table:table-cell office:value-type="string" calcext:value-type="string">
            <text:p>License :: OSI Approved :: GNU General Public License v3 or later (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2 (LGPLv2)</text:p>
          </table:table-cell>
          <table:table-cell table:number-columns-repeated="2"/>
          <table:table-cell office:value-type="string" calcext:value-type="string">
            <text:p>License :: OSI Approved :: GNU Lesser General Public License v2 (LGPLv2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2 or later (LGPLv2+)</text:p>
          </table:table-cell>
          <table:table-cell table:number-columns-repeated="2"/>
          <table:table-cell office:value-type="string" calcext:value-type="string">
            <text:p>License :: OSI Approved :: GNU Lesser General Public License v2 or later (LGPLv2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3 (LGPLv3)</text:p>
          </table:table-cell>
          <table:table-cell table:number-columns-repeated="2"/>
          <table:table-cell office:value-type="string" calcext:value-type="string">
            <text:p>License :: OSI Approved :: GNU Lesser General Public License v3 (LGPLv3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3 or later (LGPLv3+)</text:p>
          </table:table-cell>
          <table:table-cell table:number-columns-repeated="2"/>
          <table:table-cell office:value-type="string" calcext:value-type="string">
            <text:p>License :: OSI Approved :: GNU Lesser General Public License v3 or later (L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ibrary or Lesser General Public License (LGPL)</text:p>
          </table:table-cell>
          <table:table-cell table:number-columns-repeated="2"/>
          <table:table-cell office:value-type="string" calcext:value-type="string">
            <text:p>License :: OSI Approved :: GNU Library or Lesser General Public License (LG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BM Public License</text:p>
          </table:table-cell>
          <table:table-cell table:number-columns-repeated="2"/>
          <table:table-cell office:value-type="string" calcext:value-type="string">
            <text:p>License :: OSI Approved :: IBM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ntel Open Source License</text:p>
          </table:table-cell>
          <table:table-cell table:number-columns-repeated="2"/>
          <table:table-cell office:value-type="string" calcext:value-type="string">
            <text:p>License :: OSI Approved :: Intel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SC License (ISCL)</text:p>
          </table:table-cell>
          <table:table-cell table:number-columns-repeated="2"/>
          <table:table-cell office:value-type="string" calcext:value-type="string">
            <text:p>License :: OSI Approved :: ISC License (ISC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Jabber Open Source License</text:p>
          </table:table-cell>
          <table:table-cell table:number-columns-repeated="2"/>
          <table:table-cell office:value-type="string" calcext:value-type="string">
            <text:p>License :: OSI Approved :: Jabber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IT License</text:p>
          </table:table-cell>
          <table:table-cell table:number-columns-repeated="2"/>
          <table:table-cell office:value-type="string" calcext:value-type="string">
            <text:p>License :: OSI Approved :: MI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ITRE Collaborative Virtual Workspace License (CVW)</text:p>
          </table:table-cell>
          <table:table-cell table:number-columns-repeated="2"/>
          <table:table-cell office:value-type="string" calcext:value-type="string">
            <text:p>License :: OSI Approved :: MITRE Collaborative Virtual Workspace License (CVW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tosoto License</text:p>
          </table:table-cell>
          <table:table-cell table:number-columns-repeated="2"/>
          <table:table-cell office:value-type="string" calcext:value-type="string">
            <text:p>License :: OSI Approved :: Motosoto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1.0 (MPL)</text:p>
          </table:table-cell>
          <table:table-cell table:number-columns-repeated="2"/>
          <table:table-cell office:value-type="string" calcext:value-type="string">
            <text:p>License :: OSI Approved :: Mozilla Public License 1.0 (M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1.1 (MPL 1.1)</text:p>
          </table:table-cell>
          <table:table-cell table:number-columns-repeated="2"/>
          <table:table-cell office:value-type="string" calcext:value-type="string">
            <text:p>License :: OSI Approved :: Mozilla Public License 1.1 (MPL 1.1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2.0 (MPL 2.0)</text:p>
          </table:table-cell>
          <table:table-cell table:number-columns-repeated="2"/>
          <table:table-cell office:value-type="string" calcext:value-type="string">
            <text:p>License :: OSI Approved :: Mozilla Public License 2.0 (MPL 2.0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Nethack General Public License</text:p>
          </table:table-cell>
          <table:table-cell table:number-columns-repeated="2"/>
          <table:table-cell office:value-type="string" calcext:value-type="string">
            <text:p>License :: OSI Approved :: Nethack General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Nokia Open Source License</text:p>
          </table:table-cell>
          <table:table-cell table:number-columns-repeated="2"/>
          <table:table-cell office:value-type="string" calcext:value-type="string">
            <text:p>License :: OSI Approved :: Nokia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Open Group Test Suite License</text:p>
          </table:table-cell>
          <table:table-cell table:number-columns-repeated="2"/>
          <table:table-cell office:value-type="string" calcext:value-type="string">
            <text:p>License :: OSI Approved :: Open Group Test Suit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Python License (CNRI Python License)</text:p>
          </table:table-cell>
          <table:table-cell table:number-columns-repeated="2"/>
          <table:table-cell office:value-type="string" calcext:value-type="string">
            <text:p>License :: OSI Approved :: Python License (CNRI Python License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Python Software Foundation License</text:p>
          </table:table-cell>
          <table:table-cell table:number-columns-repeated="2"/>
          <table:table-cell office:value-type="string" calcext:value-type="string">
            <text:p>License :: OSI Approved :: Python Software Foundation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Qt Public License (QPL)</text:p>
          </table:table-cell>
          <table:table-cell table:number-columns-repeated="2"/>
          <table:table-cell office:value-type="string" calcext:value-type="string">
            <text:p>License :: OSI Approved :: Qt Public License (Q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Ricoh Source Code Public License</text:p>
          </table:table-cell>
          <table:table-cell table:number-columns-repeated="2"/>
          <table:table-cell office:value-type="string" calcext:value-type="string">
            <text:p>License :: OSI Approved :: Ricoh Source Code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leepycat License</text:p>
          </table:table-cell>
          <table:table-cell table:number-columns-repeated="2"/>
          <table:table-cell office:value-type="string" calcext:value-type="string">
            <text:p>License :: OSI Approved :: Sleepyca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un Industry Standards Source License (SISSL)</text:p>
          </table:table-cell>
          <table:table-cell table:number-columns-repeated="2"/>
          <table:table-cell office:value-type="string" calcext:value-type="string">
            <text:p>License :: OSI Approved :: Sun Industry Standards Source License (SISS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un Public License</text:p>
          </table:table-cell>
          <table:table-cell table:number-columns-repeated="2"/>
          <table:table-cell office:value-type="string" calcext:value-type="string">
            <text:p>License :: OSI Approved :: Sun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University of Illinois/NCSA Open Source License</text:p>
          </table:table-cell>
          <table:table-cell table:number-columns-repeated="2"/>
          <table:table-cell office:value-type="string" calcext:value-type="string">
            <text:p>License :: OSI Approved :: University of Illinois/NCSA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Vovida Software License 1.0</text:p>
          </table:table-cell>
          <table:table-cell table:number-columns-repeated="2"/>
          <table:table-cell office:value-type="string" calcext:value-type="string">
            <text:p>License :: OSI Approved :: Vovida Software License 1.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W3C License</text:p>
          </table:table-cell>
          <table:table-cell table:number-columns-repeated="2"/>
          <table:table-cell office:value-type="string" calcext:value-type="string">
            <text:p>License :: OSI Approved :: W3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X.Net License</text:p>
          </table:table-cell>
          <table:table-cell table:number-columns-repeated="2"/>
          <table:table-cell office:value-type="string" calcext:value-type="string">
            <text:p>License :: OSI Approved :: X.Ne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zlib/libpng License</text:p>
          </table:table-cell>
          <table:table-cell table:number-columns-repeated="2"/>
          <table:table-cell office:value-type="string" calcext:value-type="string">
            <text:p>License :: OSI Approved :: zlib/libpng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Zope Public License</text:p>
          </table:table-cell>
          <table:table-cell table:number-columns-repeated="2"/>
          <table:table-cell office:value-type="string" calcext:value-type="string">
            <text:p>License :: OSI Approved :: Zope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prietary</text:p>
          </table:table-cell>
          <table:table-cell table:number-columns-repeated="3"/>
          <table:table-cell office:value-type="string" calcext:value-type="string">
            <text:p>License :: Other/Proprietary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ublic Domain</text:p>
          </table:table-cell>
          <table:table-cell table:number-columns-repeated="3"/>
          <table:table-cell office:value-type="string" calcext:value-type="string">
            <text:p>License :: Public Doma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poze Public License</text:p>
          </table:table-cell>
          <table:table-cell table:number-columns-repeated="3"/>
          <table:table-cell office:value-type="string" calcext:value-type="string">
            <text:p>License :: Repoze Public Licen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atural</text:p>
          </table:table-cell>
          <table:table-cell office:value-type="string" calcext:value-type="string">
            <text:p>Afrikaans</text:p>
          </table:table-cell>
          <table:table-cell table:number-columns-repeated="3"/>
          <table:table-cell office:value-type="string" calcext:value-type="string">
            <text:p>Natural Language :: Afrikaa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Natural Language :: Arab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engali</text:p>
          </table:table-cell>
          <table:table-cell table:number-columns-repeated="3"/>
          <table:table-cell office:value-type="string" calcext:value-type="string">
            <text:p>Natural Language :: Bengal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osnian</text:p>
          </table:table-cell>
          <table:table-cell table:number-columns-repeated="3"/>
          <table:table-cell office:value-type="string" calcext:value-type="string">
            <text:p>Natural Language :: Bos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ulgarian</text:p>
          </table:table-cell>
          <table:table-cell table:number-columns-repeated="3"/>
          <table:table-cell office:value-type="string" calcext:value-type="string">
            <text:p>Natural Language :: Bulgar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talan</text:p>
          </table:table-cell>
          <table:table-cell table:number-columns-repeated="3"/>
          <table:table-cell office:value-type="string" calcext:value-type="string">
            <text:p>Natural Language :: Catal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hinese</text:p>
          </table:table-cell>
          <table:table-cell table:number-columns-repeated="3"/>
          <table:table-cell office:value-type="string" calcext:value-type="string">
            <text:p>Natural Language :: Chinese (Simplified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raditional-Chinese</text:p>
          </table:table-cell>
          <table:table-cell table:number-columns-repeated="3"/>
          <table:table-cell office:value-type="string" calcext:value-type="string">
            <text:p>Natural Language :: Chinese (Traditiona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roatian</text:p>
          </table:table-cell>
          <table:table-cell table:number-columns-repeated="3"/>
          <table:table-cell office:value-type="string" calcext:value-type="string">
            <text:p>Natural Language :: Croat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zech</text:p>
          </table:table-cell>
          <table:table-cell table:number-columns-repeated="3"/>
          <table:table-cell office:value-type="string" calcext:value-type="string">
            <text:p>Natural Language :: Cze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nish</text:p>
          </table:table-cell>
          <table:table-cell table:number-columns-repeated="3"/>
          <table:table-cell office:value-type="string" calcext:value-type="string">
            <text:p>Natural Language :: Da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utch</text:p>
          </table:table-cell>
          <table:table-cell table:number-columns-repeated="3"/>
          <table:table-cell office:value-type="string" calcext:value-type="string">
            <text:p>Natural Language :: Dut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Natural Language :: Engl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speranto</text:p>
          </table:table-cell>
          <table:table-cell table:number-columns-repeated="3"/>
          <table:table-cell office:value-type="string" calcext:value-type="string">
            <text:p>Natural Language :: Esperant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nish</text:p>
          </table:table-cell>
          <table:table-cell table:number-columns-repeated="3"/>
          <table:table-cell office:value-type="string" calcext:value-type="string">
            <text:p>Natural Language :: Fin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nch</text:p>
          </table:table-cell>
          <table:table-cell table:number-columns-repeated="3"/>
          <table:table-cell office:value-type="string" calcext:value-type="string">
            <text:p>Natural Language :: Fren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alician</text:p>
          </table:table-cell>
          <table:table-cell table:number-columns-repeated="3"/>
          <table:table-cell office:value-type="string" calcext:value-type="string">
            <text:p>Natural Language :: Galic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Natural Language :: Germ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Natural Language :: Gree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Natural Language :: Hebre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ndi</text:p>
          </table:table-cell>
          <table:table-cell table:number-columns-repeated="3"/>
          <table:table-cell office:value-type="string" calcext:value-type="string">
            <text:p>Natural Language :: Hind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ungarian</text:p>
          </table:table-cell>
          <table:table-cell table:number-columns-repeated="3"/>
          <table:table-cell office:value-type="string" calcext:value-type="string">
            <text:p>Natural Language :: Hungar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celandic</text:p>
          </table:table-cell>
          <table:table-cell table:number-columns-repeated="3"/>
          <table:table-cell office:value-type="string" calcext:value-type="string">
            <text:p>Natural Language :: Iceland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donesian</text:p>
          </table:table-cell>
          <table:table-cell table:number-columns-repeated="3"/>
          <table:table-cell office:value-type="string" calcext:value-type="string">
            <text:p>Natural Language :: Indone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Natural Language :: Ital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panese</text:p>
          </table:table-cell>
          <table:table-cell table:number-columns-repeated="3"/>
          <table:table-cell office:value-type="string" calcext:value-type="string">
            <text:p>Natural Language :: Japan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vanese</text:p>
          </table:table-cell>
          <table:table-cell table:number-columns-repeated="3"/>
          <table:table-cell office:value-type="string" calcext:value-type="string">
            <text:p>Natural Language :: Javan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orean</text:p>
          </table:table-cell>
          <table:table-cell table:number-columns-repeated="3"/>
          <table:table-cell office:value-type="string" calcext:value-type="string">
            <text:p>Natural Language :: Kore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atin</text:p>
          </table:table-cell>
          <table:table-cell table:number-columns-repeated="3"/>
          <table:table-cell office:value-type="string" calcext:value-type="string">
            <text:p>Natural Language :: Lat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atvian</text:p>
          </table:table-cell>
          <table:table-cell table:number-columns-repeated="3"/>
          <table:table-cell office:value-type="string" calcext:value-type="string">
            <text:p>Natural Language :: Latv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edonian</text:p>
          </table:table-cell>
          <table:table-cell table:number-columns-repeated="3"/>
          <table:table-cell office:value-type="string" calcext:value-type="string">
            <text:p>Natural Language :: Macedo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ay</text:p>
          </table:table-cell>
          <table:table-cell table:number-columns-repeated="3"/>
          <table:table-cell office:value-type="string" calcext:value-type="string">
            <text:p>Natural Language :: Mala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rathi</text:p>
          </table:table-cell>
          <table:table-cell table:number-columns-repeated="3"/>
          <table:table-cell office:value-type="string" calcext:value-type="string">
            <text:p>Natural Language :: Marath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rwegian</text:p>
          </table:table-cell>
          <table:table-cell table:number-columns-repeated="3"/>
          <table:table-cell office:value-type="string" calcext:value-type="string">
            <text:p>Natural Language :: Norweg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njabi</text:p>
          </table:table-cell>
          <table:table-cell table:number-columns-repeated="3"/>
          <table:table-cell office:value-type="string" calcext:value-type="string">
            <text:p>Natural Language :: Panjab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ersian</text:p>
          </table:table-cell>
          <table:table-cell table:number-columns-repeated="3"/>
          <table:table-cell office:value-type="string" calcext:value-type="string">
            <text:p>Natural Language :: Per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lish</text:p>
          </table:table-cell>
          <table:table-cell table:number-columns-repeated="3"/>
          <table:table-cell office:value-type="string" calcext:value-type="string">
            <text:p>Natural Language :: Pol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rtuguese</text:p>
          </table:table-cell>
          <table:table-cell table:number-columns-repeated="3"/>
          <table:table-cell office:value-type="string" calcext:value-type="string">
            <text:p>Natural Language :: Portugu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razilian-Portuguese</text:p>
          </table:table-cell>
          <table:table-cell table:number-columns-repeated="3"/>
          <table:table-cell office:value-type="string" calcext:value-type="string">
            <text:p>Natural Language :: Portuguese (Brazilian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omanian</text:p>
          </table:table-cell>
          <table:table-cell table:number-columns-repeated="3"/>
          <table:table-cell office:value-type="string" calcext:value-type="string">
            <text:p>Natural Language :: Roma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ussian</text:p>
          </table:table-cell>
          <table:table-cell table:number-columns-repeated="3"/>
          <table:table-cell office:value-type="string" calcext:value-type="string">
            <text:p>Natural Language :: Rus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rbian</text:p>
          </table:table-cell>
          <table:table-cell table:number-columns-repeated="3"/>
          <table:table-cell office:value-type="string" calcext:value-type="string">
            <text:p>Natural Language :: Serb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lovak</text:p>
          </table:table-cell>
          <table:table-cell table:number-columns-repeated="3"/>
          <table:table-cell office:value-type="string" calcext:value-type="string">
            <text:p>Natural Language :: Slova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lovenian</text:p>
          </table:table-cell>
          <table:table-cell table:number-columns-repeated="3"/>
          <table:table-cell office:value-type="string" calcext:value-type="string">
            <text:p>Natural Language :: Slove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Natural Language :: Spa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wedish</text:p>
          </table:table-cell>
          <table:table-cell table:number-columns-repeated="3"/>
          <table:table-cell office:value-type="string" calcext:value-type="string">
            <text:p>Natural Language :: Swed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mil</text:p>
          </table:table-cell>
          <table:table-cell table:number-columns-repeated="3"/>
          <table:table-cell office:value-type="string" calcext:value-type="string">
            <text:p>Natural Language :: Tami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lugu</text:p>
          </table:table-cell>
          <table:table-cell table:number-columns-repeated="3"/>
          <table:table-cell office:value-type="string" calcext:value-type="string">
            <text:p>Natural Language :: Telugu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ai</text:p>
          </table:table-cell>
          <table:table-cell table:number-columns-repeated="3"/>
          <table:table-cell office:value-type="string" calcext:value-type="string">
            <text:p>Natural Language :: Tha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rkish</text:p>
          </table:table-cell>
          <table:table-cell table:number-columns-repeated="3"/>
          <table:table-cell office:value-type="string" calcext:value-type="string">
            <text:p>Natural Language :: Turk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kranian</text:p>
          </table:table-cell>
          <table:table-cell table:number-columns-repeated="3"/>
          <table:table-cell office:value-type="string" calcext:value-type="string">
            <text:p>Natural Language :: Ukra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rdu</text:p>
          </table:table-cell>
          <table:table-cell table:number-columns-repeated="3"/>
          <table:table-cell office:value-type="string" calcext:value-type="string">
            <text:p>Natural Language :: Urdu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tnamese</text:p>
          </table:table-cell>
          <table:table-cell table:number-columns-repeated="3"/>
          <table:table-cell office:value-type="string" calcext:value-type="string">
            <text:p>Natural Language :: Vietnames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perating System</text:p>
          </table:table-cell>
          <table:table-cell office:value-type="string" calcext:value-type="string">
            <text:p>BeOS</text:p>
          </table:table-cell>
          <table:table-cell table:number-columns-repeated="3"/>
          <table:table-cell office:value-type="string" calcext:value-type="string">
            <text:p>Operating System :: Be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</text:p>
          </table:table-cell>
          <table:table-cell office:value-type="string" calcext:value-type="string">
            <text:p>MacOS</text:p>
          </table:table-cell>
          <table:table-cell table:number-columns-repeated="3"/>
          <table:table-cell office:value-type="string" calcext:value-type="string">
            <text:p>Operating System :: MacO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acOS :: MacOS 9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acOS :: MacOS 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S-DOS</text:p>
          </table:table-cell>
          <table:table-cell table:number-columns-repeated="3"/>
          <table:table-cell office:value-type="string" calcext:value-type="string">
            <text:p>Operating System :: Microsoft :: MS-D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number-columns-repeated="3"/>
          <table:table-cell office:value-type="string" calcext:value-type="string">
            <text:p>Operating System :: Microsoft :: Window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3.1 or Earli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95/98/200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C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NT/200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Server 200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Server 200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Vist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X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2</text:p>
          </table:table-cell>
          <table:table-cell table:number-columns-repeated="3"/>
          <table:table-cell office:value-type="string" calcext:value-type="string">
            <text:p>Operating System :: OS/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ross-plattform</text:p>
          </table:table-cell>
          <table:table-cell table:number-columns-repeated="3"/>
          <table:table-cell office:value-type="string" calcext:value-type="string">
            <text:p>Operating System :: OS Independen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Other 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lmOS</text:p>
          </table:table-cell>
          <table:table-cell table:number-columns-repeated="3"/>
          <table:table-cell office:value-type="string" calcext:value-type="string">
            <text:p>Operating System :: Palm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DA Systems</text:p>
          </table:table-cell>
          <table:table-cell table:number-columns-repeated="3"/>
          <table:table-cell office:value-type="string" calcext:value-type="string">
            <text:p>Operating System :: PDA System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SIX</text:p>
          </table:table-cell>
          <table:table-cell table:number-columns-repeated="3"/>
          <table:table-cell office:value-type="string" calcext:value-type="string">
            <text:p>Operating System :: POS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IX</text:p>
          </table:table-cell>
          <table:table-cell table:number-columns-repeated="3"/>
          <table:table-cell office:value-type="string" calcext:value-type="string">
            <text:p>Operating System :: POSIX :: AI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BS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BSD :: BSD/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BSD</text:p>
          </table:table-cell>
          <table:table-cell table:number-columns-repeated="3"/>
          <table:table-cell office:value-type="string" calcext:value-type="string">
            <text:p>Operating System :: POSIX :: BSD :: FreeBS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etBSD</text:p>
          </table:table-cell>
          <table:table-cell table:number-columns-repeated="3"/>
          <table:table-cell office:value-type="string" calcext:value-type="string">
            <text:p>Operating System :: POSIX :: BSD :: NetBS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penBSD</text:p>
          </table:table-cell>
          <table:table-cell table:number-columns-repeated="3"/>
          <table:table-cell office:value-type="string" calcext:value-type="string">
            <text:p>Operating System :: POSIX :: BSD :: OpenBS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urd</text:p>
          </table:table-cell>
          <table:table-cell table:number-columns-repeated="3"/>
          <table:table-cell office:value-type="string" calcext:value-type="string">
            <text:p>Operating System :: POSIX :: GNU Hur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P-UX</text:p>
          </table:table-cell>
          <table:table-cell table:number-columns-repeated="3"/>
          <table:table-cell office:value-type="string" calcext:value-type="string">
            <text:p>Operating System :: POSIX :: HP-U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RIX</text:p>
          </table:table-cell>
          <table:table-cell table:number-columns-repeated="3"/>
          <table:table-cell office:value-type="string" calcext:value-type="string">
            <text:p>Operating System :: POSIX :: IR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inux</text:p>
          </table:table-cell>
          <table:table-cell table:number-columns-repeated="3"/>
          <table:table-cell office:value-type="string" calcext:value-type="string">
            <text:p>Operating System :: POSIX :: Linu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Oth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O</text:p>
          </table:table-cell>
          <table:table-cell table:number-columns-repeated="3"/>
          <table:table-cell office:value-type="string" calcext:value-type="string">
            <text:p>Operating System :: POSIX :: SC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laris</text:p>
          </table:table-cell>
          <table:table-cell table:number-columns-repeated="3"/>
          <table:table-cell office:value-type="string" calcext:value-type="string">
            <text:p>Operating System :: POSIX :: SunOS/Solari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nix</text:p>
          </table:table-cell>
          <table:table-cell table:number-columns-repeated="3"/>
          <table:table-cell office:value-type="string" calcext:value-type="string">
            <text:p>Operating System :: Unix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Programming Language</text:p>
          </table:table-cell>
          <table:table-cell office:value-type="string" calcext:value-type="string">
            <text:p>Ada</text:p>
          </table:table-cell>
          <table:table-cell table:number-columns-repeated="3"/>
          <table:table-cell office:value-type="string" calcext:value-type="string">
            <text:p>Programming Language :: 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</text:p>
          </table:table-cell>
          <table:table-cell office:value-type="string" calcext:value-type="string">
            <text:p>APL</text:p>
          </table:table-cell>
          <table:table-cell table:number-columns-repeated="3"/>
          <table:table-cell office:value-type="string" calcext:value-type="string">
            <text:p>Programming Language :: AP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SP</text:p>
          </table:table-cell>
          <table:table-cell table:number-columns-repeated="3"/>
          <table:table-cell office:value-type="string" calcext:value-type="string">
            <text:p>Programming Language :: A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ssembly</text:p>
          </table:table-cell>
          <table:table-cell table:number-columns-repeated="3"/>
          <table:table-cell office:value-type="string" calcext:value-type="string">
            <text:p>Programming Language :: Assemb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wk</text:p>
          </table:table-cell>
          <table:table-cell table:number-columns-repeated="3"/>
          <table:table-cell office:value-type="string" calcext:value-type="string">
            <text:p>Programming Language :: Aw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asic</text:p>
          </table:table-cell>
          <table:table-cell table:number-columns-repeated="3"/>
          <table:table-cell office:value-type="string" calcext:value-type="string">
            <text:p>Programming Language :: Bas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rogramming Language :: 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#</text:p>
          </table:table-cell>
          <table:table-cell table:number-columns-repeated="3"/>
          <table:table-cell office:value-type="string" calcext:value-type="string">
            <text:p>Programming Language :: C#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++</text:p>
          </table:table-cell>
          <table:table-cell table:number-columns-repeated="3"/>
          <table:table-cell office:value-type="string" calcext:value-type="string">
            <text:p>Programming Language :: C++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ld Fusion</text:p>
          </table:table-cell>
          <table:table-cell table:number-columns-repeated="3"/>
          <table:table-cell office:value-type="string" calcext:value-type="string">
            <text:p>Programming Language :: Cold Fus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ython</text:p>
          </table:table-cell>
          <table:table-cell table:number-columns-repeated="3"/>
          <table:table-cell office:value-type="string" calcext:value-type="string">
            <text:p>Programming Language :: Cyth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lphi</text:p>
          </table:table-cell>
          <table:table-cell table:number-columns-repeated="3"/>
          <table:table-cell office:value-type="string" calcext:value-type="string">
            <text:p>Programming Language :: Delphi/Kyl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ylan</text:p>
          </table:table-cell>
          <table:table-cell table:number-columns-repeated="3"/>
          <table:table-cell office:value-type="string" calcext:value-type="string">
            <text:p>Programming Language :: Dyl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iffel</text:p>
          </table:table-cell>
          <table:table-cell table:number-columns-repeated="3"/>
          <table:table-cell office:value-type="string" calcext:value-type="string">
            <text:p>Programming Language :: Eiffe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macs-Lisp</text:p>
          </table:table-cell>
          <table:table-cell table:number-columns-repeated="3"/>
          <table:table-cell office:value-type="string" calcext:value-type="string">
            <text:p>Programming Language :: Emacs-Li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rlang</text:p>
          </table:table-cell>
          <table:table-cell table:number-columns-repeated="3"/>
          <table:table-cell office:value-type="string" calcext:value-type="string">
            <text:p>Programming Language :: Erla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uler</text:p>
          </table:table-cell>
          <table:table-cell table:number-columns-repeated="3"/>
          <table:table-cell office:value-type="string" calcext:value-type="string">
            <text:p>Programming Language :: Eul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uphoria</text:p>
          </table:table-cell>
          <table:table-cell table:number-columns-repeated="3"/>
          <table:table-cell office:value-type="string" calcext:value-type="string">
            <text:p>Programming Language :: Euphori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rth</text:p>
          </table:table-cell>
          <table:table-cell table:number-columns-repeated="3"/>
          <table:table-cell office:value-type="string" calcext:value-type="string">
            <text:p>Programming Language :: Fort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rtran</text:p>
          </table:table-cell>
          <table:table-cell table:number-columns-repeated="3"/>
          <table:table-cell office:value-type="string" calcext:value-type="string">
            <text:p>Programming Language :: Fortr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roov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askell</text:p>
          </table:table-cell>
          <table:table-cell table:number-columns-repeated="3"/>
          <table:table-cell office:value-type="string" calcext:value-type="string">
            <text:p>Programming Language :: Haske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va</text:p>
          </table:table-cell>
          <table:table-cell table:number-columns-repeated="3"/>
          <table:table-cell office:value-type="string" calcext:value-type="string">
            <text:p>Programming Language :: Jav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vaScript</text:p>
          </table:table-cell>
          <table:table-cell table:number-columns-repeated="3"/>
          <table:table-cell office:value-type="string" calcext:value-type="string">
            <text:p>Programming Language :: JavaScrip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isp</text:p>
          </table:table-cell>
          <table:table-cell table:number-columns-repeated="3"/>
          <table:table-cell office:value-type="string" calcext:value-type="string">
            <text:p>Programming Language :: Li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o</text:p>
          </table:table-cell>
          <table:table-cell table:number-columns-repeated="3"/>
          <table:table-cell office:value-type="string" calcext:value-type="string">
            <text:p>Programming Language :: Log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Programming Language :: M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ula</text:p>
          </table:table-cell>
          <table:table-cell table:number-columns-repeated="3"/>
          <table:table-cell office:value-type="string" calcext:value-type="string">
            <text:p>Programming Language :: Modu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jective C</text:p>
          </table:table-cell>
          <table:table-cell table:number-columns-repeated="3"/>
          <table:table-cell office:value-type="string" calcext:value-type="string">
            <text:p>Programming Language :: Objective 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ject Pascal</text:p>
          </table:table-cell>
          <table:table-cell table:number-columns-repeated="3"/>
          <table:table-cell office:value-type="string" calcext:value-type="string">
            <text:p>Programming Language :: Object Pasca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aml</text:p>
          </table:table-cell>
          <table:table-cell table:number-columns-repeated="3"/>
          <table:table-cell office:value-type="string" calcext:value-type="string">
            <text:p>Programming Language :: OCam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Oth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Other Scripting Engin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scal</text:p>
          </table:table-cell>
          <table:table-cell table:number-columns-repeated="3"/>
          <table:table-cell office:value-type="string" calcext:value-type="string">
            <text:p>Programming Language :: Pasca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erl</text:p>
          </table:table-cell>
          <table:table-cell table:number-columns-repeated="3"/>
          <table:table-cell office:value-type="string" calcext:value-type="string">
            <text:p>Programming Language :: Per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table:number-columns-repeated="3"/>
          <table:table-cell office:value-type="string" calcext:value-type="string">
            <text:p>Programming Language :: PH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ike</text:p>
          </table:table-cell>
          <table:table-cell table:number-columns-repeated="3"/>
          <table:table-cell office:value-type="string" calcext:value-type="string">
            <text:p>Programming Language :: Pik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iant</text:p>
          </table:table-cell>
          <table:table-cell table:number-columns-repeated="3"/>
          <table:table-cell office:value-type="string" calcext:value-type="string">
            <text:p>Programming Language :: 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/SQL</text:p>
          </table:table-cell>
          <table:table-cell table:number-columns-repeated="3"/>
          <table:table-cell office:value-type="string" calcext:value-type="string">
            <text:p>Programming Language :: PL/SQ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GRESS</text:p>
          </table:table-cell>
          <table:table-cell table:number-columns-repeated="3"/>
          <table:table-cell office:value-type="string" calcext:value-type="string">
            <text:p>Programming Language :: PROGR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log</text:p>
          </table:table-cell>
          <table:table-cell table:number-columns-repeated="3"/>
          <table:table-cell office:value-type="string" calcext:value-type="string">
            <text:p>Programming Language :: Prolo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  <draw:polyline table:end-cell-address="Tabelle1.B317" table:end-x="3.386cm" table:end-y="0.201cm" draw:z-index="18" draw:style-name="gr28" draw:text-style-name="P1" svg:width="3.088cm" svg:height="6.335cm" svg:x="0.298cm" svg:y="0.638cm" svg:viewBox="0 0 3089 6336" draw:points="0,0 0,6336 0,6336 3089,6336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 :: Only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Implementation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18" table:end-x="3.399cm" table:end-y="0.208cm" draw:z-index="19" draw:style-name="gr29" draw:text-style-name="P1" svg:width="3.099cm" svg:height="0.199cm" svg:x="0.3cm" svg:y="0.46cm" svg:viewBox="0 0 3100 200" draw:points="0,0 0,200 0,200 3100,200">
              <text:p/>
            </draw:polyline>
          </table:table-cell>
          <table:table-cell office:value-type="string" calcext:value-type="string">
            <text:p>CPython</text:p>
          </table:table-cell>
          <table:table-cell table:number-columns-repeated="2"/>
          <table:table-cell office:value-type="string" calcext:value-type="string">
            <text:p>Programming Language :: Python :: Implementation :: CPython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19" table:end-x="3.399cm" table:end-y="0.206cm" draw:z-index="20" draw:style-name="gr30" draw:text-style-name="P1" svg:width="3.099cm" svg:height="0.199cm" svg:x="0.3cm" svg:y="0.458cm" svg:viewBox="0 0 3100 200" draw:points="0,0 0,200 0,200 3100,200">
              <text:p/>
            </draw:polyline>
          </table:table-cell>
          <table:table-cell office:value-type="string" calcext:value-type="string">
            <text:p>IronPython</text:p>
          </table:table-cell>
          <table:table-cell table:number-columns-repeated="2"/>
          <table:table-cell office:value-type="string" calcext:value-type="string">
            <text:p>Programming Language :: Python :: Implementation :: IronPython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20" table:end-x="3.399cm" table:end-y="0.209cm" draw:z-index="21" draw:style-name="gr31" draw:text-style-name="P1" svg:width="3.099cm" svg:height="0.199cm" svg:x="0.3cm" svg:y="0.461cm" svg:viewBox="0 0 3100 200" draw:points="0,0 0,200 0,200 3100,200">
              <text:p/>
            </draw:polyline>
          </table:table-cell>
          <table:table-cell office:value-type="string" calcext:value-type="string">
            <text:p>Jython</text:p>
          </table:table-cell>
          <table:table-cell table:number-columns-repeated="2"/>
          <table:table-cell office:value-type="string" calcext:value-type="string">
            <text:p>Programming Language :: Python :: Implementation :: Jython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21" table:end-x="3.399cm" table:end-y="0.207cm" draw:z-index="22" draw:style-name="gr32" draw:text-style-name="P1" svg:width="3.099cm" svg:height="0.199cm" svg:x="0.3cm" svg:y="0.459cm" svg:viewBox="0 0 3100 200" draw:points="0,0 0,200 0,200 3100,200">
              <text:p/>
            </draw:polyline>
          </table:table-cell>
          <table:table-cell office:value-type="string" calcext:value-type="string">
            <text:p>PyPy</text:p>
          </table:table-cell>
          <table:table-cell table:number-columns-repeated="2"/>
          <table:table-cell office:value-type="string" calcext:value-type="string">
            <text:p>Programming Language :: Python :: Implementation :: PyP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tackless</text:p>
          </table:table-cell>
          <table:table-cell table:number-columns-repeated="2"/>
          <table:table-cell office:value-type="string" calcext:value-type="string">
            <text:p>Programming Language :: Python :: Implementation :: Stackl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BOL</text:p>
          </table:table-cell>
          <table:table-cell table:number-columns-repeated="3"/>
          <table:table-cell office:value-type="string" calcext:value-type="string">
            <text:p>Programming Language :: REBO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xx</text:p>
          </table:table-cell>
          <table:table-cell table:number-columns-repeated="3"/>
          <table:table-cell office:value-type="string" calcext:value-type="string">
            <text:p>Programming Language :: Rex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uby</text:p>
          </table:table-cell>
          <table:table-cell table:number-columns-repeated="3"/>
          <table:table-cell office:value-type="string" calcext:value-type="string">
            <text:p>Programming Language :: Rub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a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eme</text:p>
          </table:table-cell>
          <table:table-cell table:number-columns-repeated="3"/>
          <table:table-cell office:value-type="string" calcext:value-type="string">
            <text:p>Programming Language :: Schem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mula</text:p>
          </table:table-cell>
          <table:table-cell table:number-columns-repeated="3"/>
          <table:table-cell office:value-type="string" calcext:value-type="string">
            <text:p>Programming Language :: Simu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malltalk</text:p>
          </table:table-cell>
          <table:table-cell table:number-columns-repeated="3"/>
          <table:table-cell office:value-type="string" calcext:value-type="string">
            <text:p>Programming Language :: Smalltal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QL</text:p>
          </table:table-cell>
          <table:table-cell table:number-columns-repeated="3"/>
          <table:table-cell office:value-type="string" calcext:value-type="string">
            <text:p>Programming Language :: SQ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l</text:p>
          </table:table-cell>
          <table:table-cell table:number-columns-repeated="3"/>
          <table:table-cell office:value-type="string" calcext:value-type="string">
            <text:p>Programming Language :: Tc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nix Shell</text:p>
          </table:table-cell>
          <table:table-cell table:number-columns-repeated="3"/>
          <table:table-cell office:value-type="string" calcext:value-type="string">
            <text:p>Programming Language :: Unix Shel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Visual Basi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XBas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CC</text:p>
          </table:table-cell>
          <table:table-cell table:number-columns-repeated="3"/>
          <table:table-cell office:value-type="string" calcext:value-type="string">
            <text:p>Programming Language :: YAC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Zope</text:p>
          </table:table-cell>
          <table:table-cell table:number-columns-repeated="3"/>
          <table:table-cell office:value-type="string" calcext:value-type="string">
            <text:p>Programming Language :: Zope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Topic</text:p>
          </table:table-cell>
          <table:table-cell office:value-type="string" calcext:value-type="string">
            <text:p>Adaptive Technologies</text:p>
          </table:table-cell>
          <table:table-cell table:number-columns-repeated="3"/>
          <table:table-cell office:value-type="string" calcext:value-type="string">
            <text:p>Topic :: Adaptive Technologi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Artistic Software</text:p>
          </table:table-cell>
          <table:table-cell table:number-columns-repeated="3"/>
          <table:table-cell office:value-type="string" calcext:value-type="string">
            <text:p>Topic :: Artistic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Communication</text:p>
          </table:table-cell>
          <table:table-cell table:number-columns-repeated="3"/>
          <table:table-cell office:value-type="string" calcext:value-type="string">
            <text:p>Topic :: Communicati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mmunication</text:p>
          </table:table-cell>
          <table:table-cell office:value-type="string" calcext:value-type="string">
            <text:p>BBS</text:p>
          </table:table-cell>
          <table:table-cell table:number-columns-repeated="2"/>
          <table:table-cell office:value-type="string" calcext:value-type="string">
            <text:p>Topic :: Communications :: BB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Topic :: Communications :: Cha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AOL Instant Messenger</text:p>
          </table:table-cell>
          <table:table-cell/>
          <table:table-cell office:value-type="string" calcext:value-type="string">
            <text:p>Topic :: Communications :: Chat :: AOL Instant Messeng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ICQ</text:p>
          </table:table-cell>
          <table:table-cell/>
          <table:table-cell office:value-type="string" calcext:value-type="string">
            <text:p>Topic :: Communications :: Chat :: ICQ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Internet Relay Chat</text:p>
          </table:table-cell>
          <table:table-cell/>
          <table:table-cell office:value-type="string" calcext:value-type="string">
            <text:p>Topic :: Communications :: Chat :: Internet Relay Cha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Unix Talk</text:p>
          </table:table-cell>
          <table:table-cell/>
          <table:table-cell office:value-type="string" calcext:value-type="string">
            <text:p>Topic :: Communications :: Chat :: Unix Tal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nferencing</text:p>
          </table:table-cell>
          <table:table-cell table:number-columns-repeated="2"/>
          <table:table-cell office:value-type="string" calcext:value-type="string">
            <text:p>Topic :: Communications :: Conferenc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table:number-columns-repeated="2"/>
          <table:table-cell office:value-type="string" calcext:value-type="string">
            <text:p>Topic :: Communications :: Emai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Address Book</text:p>
          </table:table-cell>
          <table:table-cell/>
          <table:table-cell office:value-type="string" calcext:value-type="string">
            <text:p>Topic :: Communications :: Email :: Address Boo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Email Client</text:p>
          </table:table-cell>
          <table:table-cell/>
          <table:table-cell office:value-type="string" calcext:value-type="string">
            <text:p>Topic :: Communications :: Email :: Email Clients (MUA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Filters</text:p>
          </table:table-cell>
          <table:table-cell/>
          <table:table-cell office:value-type="string" calcext:value-type="string">
            <text:p>Topic :: Communications :: Email :: Fil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Mailing List Server</text:p>
          </table:table-cell>
          <table:table-cell/>
          <table:table-cell office:value-type="string" calcext:value-type="string">
            <text:p>Topic :: Communications :: Email :: Mailing List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Mail Transport Agent</text:p>
          </table:table-cell>
          <table:table-cell/>
          <table:table-cell office:value-type="string" calcext:value-type="string">
            <text:p>Topic :: Communications :: Email :: Mail Transport Age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Email :: Post-Offi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IMAP</text:p>
          </table:table-cell>
          <table:table-cell/>
          <table:table-cell office:value-type="string" calcext:value-type="string">
            <text:p>Topic :: Communications :: Email :: Post-Office :: IM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POP3</text:p>
          </table:table-cell>
          <table:table-cell/>
          <table:table-cell office:value-type="string" calcext:value-type="string">
            <text:p>Topic :: Communications :: Email :: Post-Office :: POP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ax</text:p>
          </table:table-cell>
          <table:table-cell table:number-columns-repeated="2"/>
          <table:table-cell office:value-type="string" calcext:value-type="string">
            <text:p>Topic :: Communications :: Fa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DO</text:p>
          </table:table-cell>
          <table:table-cell table:number-columns-repeated="2"/>
          <table:table-cell office:value-type="string" calcext:value-type="string">
            <text:p>Topic :: Communications :: FID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e Sharing</text:p>
          </table:table-cell>
          <table:table-cell table:number-columns-repeated="2"/>
          <table:table-cell office:value-type="string" calcext:value-type="string">
            <text:p>Topic :: Communications :: File Shar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File Sharing :: Gnutell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File Sharing :: Napst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am Radio</text:p>
          </table:table-cell>
          <table:table-cell table:number-columns-repeated="2"/>
          <table:table-cell office:value-type="string" calcext:value-type="string">
            <text:p>Topic :: Communications :: Ham Ra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net Phone</text:p>
          </table:table-cell>
          <table:table-cell table:number-columns-repeated="2"/>
          <table:table-cell office:value-type="string" calcext:value-type="string">
            <text:p>Topic :: Communications :: Internet Phon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ephony</text:p>
          </table:table-cell>
          <table:table-cell table:number-columns-repeated="2"/>
          <table:table-cell office:value-type="string" calcext:value-type="string">
            <text:p>Topic :: Communications :: Telephon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enet</text:p>
          </table:table-cell>
          <table:table-cell table:number-columns-repeated="2"/>
          <table:table-cell office:value-type="string" calcext:value-type="string">
            <text:p>Topic :: Communications :: Usenet Ne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Database</text:p>
          </table:table-cell>
          <table:table-cell table:number-columns-repeated="3"/>
          <table:table-cell office:value-type="string" calcext:value-type="string">
            <text:p>Topic :: Databa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base-server</text:p>
          </table:table-cell>
          <table:table-cell table:number-columns-repeated="2"/>
          <table:table-cell office:value-type="string" calcext:value-type="string">
            <text:p>Topic :: Database :: Database Engines/Serve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Front-End</text:p>
          </table:table-cell>
          <table:table-cell table:number-columns-repeated="2"/>
          <table:table-cell office:value-type="string" calcext:value-type="string">
            <text:p>Topic :: Database :: Front-En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Topic :: Desktop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File Manager</text:p>
          </table:table-cell>
          <table:table-cell table:number-columns-repeated="2"/>
          <table:table-cell office:value-type="string" calcext:value-type="string">
            <text:p>Topic :: Desktop Environment :: File Mana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nome</text:p>
          </table:table-cell>
          <table:table-cell table:number-columns-repeated="2"/>
          <table:table-cell office:value-type="string" calcext:value-type="string">
            <text:p>Topic :: Desktop Environment :: Gnom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NUstep</text:p>
          </table:table-cell>
          <table:table-cell table:number-columns-repeated="2"/>
          <table:table-cell office:value-type="string" calcext:value-type="string">
            <text:p>Topic :: Desktop Environment :: GNUste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DE</text:p>
          </table:table-cell>
          <table:table-cell table:number-columns-repeated="2"/>
          <table:table-cell office:value-type="string" calcext:value-type="string">
            <text:p>Topic :: Desktop Environment :: K Desktop Environment (KDE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K Desktop Environment (KDE)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icoGUI</text:p>
          </table:table-cell>
          <table:table-cell table:number-columns-repeated="2"/>
          <table:table-cell office:value-type="string" calcext:value-type="string">
            <text:p>Topic :: Desktop Environment :: PicoGU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PicoGUI :: Applica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PicoGUI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creen Savers</text:p>
          </table:table-cell>
          <table:table-cell table:number-columns-repeated="2"/>
          <table:table-cell office:value-type="string" calcext:value-type="string">
            <text:p>Topic :: Desktop Environment :: Screen Sa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table:number-columns-repeated="2"/>
          <table:table-cell office:value-type="string" calcext:value-type="string">
            <text:p>Topic :: Desktop Environment :: Window Mana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Afterstep</text:p>
          </table:table-cell>
          <table:table-cell/>
          <table:table-cell office:value-type="string" calcext:value-type="string">
            <text:p>Topic :: Desktop Environment :: Window Managers :: Afterstep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Afterstep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Applets</text:p>
          </table:table-cell>
          <table:table-cell/>
          <table:table-cell office:value-type="string" calcext:value-type="string">
            <text:p>Topic :: Desktop Environment :: Window Managers :: Apple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Blackbox</text:p>
          </table:table-cell>
          <table:table-cell/>
          <table:table-cell office:value-type="string" calcext:value-type="string">
            <text:p>Topic :: Desktop Environment :: Window Managers :: Blackbo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Blackbox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CTWM</text:p>
          </table:table-cell>
          <table:table-cell/>
          <table:table-cell office:value-type="string" calcext:value-type="string">
            <text:p>Topic :: Desktop Environment :: Window Managers :: CT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CT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Enlightenment</text:p>
          </table:table-cell>
          <table:table-cell/>
          <table:table-cell office:value-type="string" calcext:value-type="string">
            <text:p>Topic :: Desktop Environment :: Window Managers :: Enlightenmen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Epple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Fluxbox</text:p>
          </table:table-cell>
          <table:table-cell/>
          <table:table-cell office:value-type="string" calcext:value-type="string">
            <text:p>Topic :: Desktop Environment :: Window Managers :: Fluxbo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Fluxbox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FVWM</text:p>
          </table:table-cell>
          <table:table-cell/>
          <table:table-cell office:value-type="string" calcext:value-type="string">
            <text:p>Topic :: Desktop Environment :: Window Managers :: FV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FV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IceWM</text:p>
          </table:table-cell>
          <table:table-cell/>
          <table:table-cell office:value-type="string" calcext:value-type="string">
            <text:p>Topic :: Desktop Environment :: Window Managers :: Ice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Ice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MetaCity</text:p>
          </table:table-cell>
          <table:table-cell/>
          <table:table-cell office:value-type="string" calcext:value-type="string">
            <text:p>Topic :: Desktop Environment :: Window Managers :: MetaCity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MetaCity :: Them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penbo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Oroborus</text:p>
          </table:table-cell>
          <table:table-cell/>
          <table:table-cell office:value-type="string" calcext:value-type="string">
            <text:p>Topic :: Desktop Environment :: Window Managers :: Oroboru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Oroborus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Sawfish</text:p>
          </table:table-cell>
          <table:table-cell/>
          <table:table-cell office:value-type="string" calcext:value-type="string">
            <text:p>Topic :: Desktop Environment :: Window Managers :: Sawfish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Sawfish :: Themes 0.3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Sawfish :: Themes pre-0.3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Waimea</text:p>
          </table:table-cell>
          <table:table-cell/>
          <table:table-cell office:value-type="string" calcext:value-type="string">
            <text:p>Topic :: Desktop Environment :: Window Managers :: Waime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aimea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Window Maker</text:p>
          </table:table-cell>
          <table:table-cell/>
          <table:table-cell office:value-type="string" calcext:value-type="string">
            <text:p>Topic :: Desktop Environment :: Window Managers :: Window Mak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indow Maker :: Apple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indow Maker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XFCE</text:p>
          </table:table-cell>
          <table:table-cell/>
          <table:table-cell office:value-type="string" calcext:value-type="string">
            <text:p>Topic :: Desktop Environment :: Window Managers :: XFC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XFCE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Topic :: Documen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Education</text:p>
          </table:table-cell>
          <table:table-cell table:number-columns-repeated="3"/>
          <table:table-cell office:value-type="string" calcext:value-type="string">
            <text:p>Topic :: Edu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Computer Aided Instruction</text:p>
          </table:table-cell>
          <table:table-cell table:number-columns-repeated="2"/>
          <table:table-cell office:value-type="string" calcext:value-type="string">
            <text:p>Topic :: Education :: Computer Aided Instruction (CAI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Topic :: Education :: Tes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Game</text:p>
          </table:table-cell>
          <table:table-cell table:number-columns-repeated="3"/>
          <table:table-cell office:value-type="string" calcext:value-type="string">
            <text:p>Topic :: Games/Entertain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cade</text:p>
          </table:table-cell>
          <table:table-cell table:number-columns-repeated="2"/>
          <table:table-cell office:value-type="string" calcext:value-type="string">
            <text:p>Topic :: Games/Entertainment :: Arcad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oard Game</text:p>
          </table:table-cell>
          <table:table-cell table:number-columns-repeated="2"/>
          <table:table-cell office:value-type="string" calcext:value-type="string">
            <text:p>Topic :: Games/Entertainment :: Board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rst Person Shooter</text:p>
          </table:table-cell>
          <table:table-cell table:number-columns-repeated="2"/>
          <table:table-cell office:value-type="string" calcext:value-type="string">
            <text:p>Topic :: Games/Entertainment :: First Person Shoo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ortune Cookies</text:p>
          </table:table-cell>
          <table:table-cell table:number-columns-repeated="2"/>
          <table:table-cell office:value-type="string" calcext:value-type="string">
            <text:p>Topic :: Games/Entertainment :: Fortune Cook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-User Dungeons</text:p>
          </table:table-cell>
          <table:table-cell table:number-columns-repeated="2"/>
          <table:table-cell office:value-type="string" calcext:value-type="string">
            <text:p>Topic :: Games/Entertainment :: Multi-User Dungeons (MUD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Topic :: Games/Entertainment :: Puzzle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al Time Strategy</text:p>
          </table:table-cell>
          <table:table-cell table:number-columns-repeated="2"/>
          <table:table-cell office:value-type="string" calcext:value-type="string">
            <text:p>Topic :: Games/Entertainment :: Real Time Strateg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ole-Playing</text:p>
          </table:table-cell>
          <table:table-cell table:number-columns-repeated="2"/>
          <table:table-cell office:value-type="string" calcext:value-type="string">
            <text:p>Topic :: Games/Entertainment :: Role-Play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de-Scrolling</text:p>
          </table:table-cell>
          <table:table-cell table:number-columns-repeated="2"/>
          <table:table-cell office:value-type="string" calcext:value-type="string">
            <text:p>Topic :: Games/Entertainment :: Side-Scrolling/Arcade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mulation</text:p>
          </table:table-cell>
          <table:table-cell table:number-columns-repeated="2"/>
          <table:table-cell office:value-type="string" calcext:value-type="string">
            <text:p>Topic :: Games/Entertainment :: Simul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urn Based Strategy</text:p>
          </table:table-cell>
          <table:table-cell table:number-columns-repeated="2"/>
          <table:table-cell office:value-type="string" calcext:value-type="string">
            <text:p>Topic :: Games/Entertainment :: Turn Based Strate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Home Automation</text:p>
          </table:table-cell>
          <table:table-cell table:number-columns-repeated="3"/>
          <table:table-cell office:value-type="string" calcext:value-type="string">
            <text:p>Topic :: Home Auto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Internet</text:p>
          </table:table-cell>
          <table:table-cell table:number-columns-repeated="3"/>
          <table:table-cell office:value-type="string" calcext:value-type="string">
            <text:p>Topic :: Intern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FTP</text:p>
          </table:table-cell>
          <table:table-cell table:number-columns-repeated="2"/>
          <table:table-cell office:value-type="string" calcext:value-type="string">
            <text:p>Topic :: Internet :: File Transfer Protocol (FTP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ger</text:p>
          </table:table-cell>
          <table:table-cell table:number-columns-repeated="2"/>
          <table:table-cell office:value-type="string" calcext:value-type="string">
            <text:p>Topic :: Internet :: Fing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g Analysis</text:p>
          </table:table-cell>
          <table:table-cell table:number-columns-repeated="2"/>
          <table:table-cell office:value-type="string" calcext:value-type="string">
            <text:p>Topic :: Internet :: Log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NS</text:p>
          </table:table-cell>
          <table:table-cell table:number-columns-repeated="2"/>
          <table:table-cell office:value-type="string" calcext:value-type="string">
            <text:p>Topic :: Internet :: Name Service (DNS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roxy Server</text:p>
          </table:table-cell>
          <table:table-cell table:number-columns-repeated="2"/>
          <table:table-cell office:value-type="string" calcext:value-type="string">
            <text:p>Topic :: Internet :: Proxy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AP</text:p>
          </table:table-cell>
          <table:table-cell table:number-columns-repeated="2"/>
          <table:table-cell office:value-type="string" calcext:value-type="string">
            <text:p>Topic :: Internet :: W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table:number-columns-repeated="2"/>
          <table:table-cell office:value-type="string" calcext:value-type="string">
            <text:p>Topic :: Internet :: WWW/HTT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Browsers</text:p>
          </table:table-cell>
          <table:table-cell/>
          <table:table-cell office:value-type="string" calcext:value-type="string">
            <text:p>Topic :: Internet :: WWW/HTTP :: Brows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/>
          <table:table-cell office:value-type="string" calcext:value-type="string">
            <text:p>Topic :: Internet :: WWW/HTTP :: Dynamic Cont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CGI Tools/Libraries</text:p>
          </table:table-cell>
          <table:table-cell office:value-type="string" calcext:value-type="string">
            <text:p>Topic :: Internet :: WWW/HTTP :: Dynamic Content :: CGI Tools/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Message Boards</text:p>
          </table:table-cell>
          <table:table-cell office:value-type="string" calcext:value-type="string">
            <text:p>Topic :: Internet :: WWW/HTTP :: Dynamic Content :: Message Board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News/Diary</text:p>
          </table:table-cell>
          <table:table-cell office:value-type="string" calcext:value-type="string">
            <text:p>Topic :: Internet :: WWW/HTTP :: Dynamic Content :: News/Dia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Page Counters</text:p>
          </table:table-cell>
          <table:table-cell office:value-type="string" calcext:value-type="string">
            <text:p>Topic :: Internet :: WWW/HTTP :: Dynamic Content :: Page Coun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HTTP Servers</text:p>
          </table:table-cell>
          <table:table-cell/>
          <table:table-cell office:value-type="string" calcext:value-type="string">
            <text:p>Topic :: Internet :: WWW/HTTP :: HTTP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Indexing/Search</text:p>
          </table:table-cell>
          <table:table-cell/>
          <table:table-cell office:value-type="string" calcext:value-type="string">
            <text:p>Topic :: Internet :: WWW/HTTP :: Indexing/Search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Topic :: Internet :: WWW/HTTP :: Ses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ite Management</text:p>
          </table:table-cell>
          <table:table-cell/>
          <table:table-cell office:value-type="string" calcext:value-type="string">
            <text:p>Topic :: Internet :: WWW/HTTP :: Site Manage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ite Management</text:p>
          </table:table-cell>
          <table:table-cell office:value-type="string" calcext:value-type="string">
            <text:p>Link Checking</text:p>
          </table:table-cell>
          <table:table-cell office:value-type="string" calcext:value-type="string">
            <text:p>Topic :: Internet :: WWW/HTTP :: Site Management :: Link Check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WSGI</text:p>
          </table:table-cell>
          <table:table-cell/>
          <table:table-cell office:value-type="string" calcext:value-type="string">
            <text:p>Topic :: Internet :: WWW/HTTP :: WSG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Applicat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Middlewar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Serv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Z39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Multimedia</text:p>
          </table:table-cell>
          <table:table-cell table:number-columns-repeated="3"/>
          <table:table-cell office:value-type="string" calcext:value-type="string">
            <text:p>Topic :: Multimedi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ultimedia</text:p>
          </table:table-cell>
          <table:table-cell office:value-type="string" calcext:value-type="string">
            <text:p>Graphics</text:p>
          </table:table-cell>
          <table:table-cell table:number-columns-repeated="2"/>
          <table:table-cell office:value-type="string" calcext:value-type="string">
            <text:p>Topic :: Multimedia :: Graph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3D Modeling</text:p>
          </table:table-cell>
          <table:table-cell/>
          <table:table-cell office:value-type="string" calcext:value-type="string">
            <text:p>Topic :: Multimedia :: Graphics :: 3D Model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3D Rendering</text:p>
          </table:table-cell>
          <table:table-cell/>
          <table:table-cell office:value-type="string" calcext:value-type="string">
            <text:p>Topic :: Multimedia :: Graphics :: 3D Rend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Topic :: Multimedia :: Graphics ::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Digital Camera</text:p>
          </table:table-cell>
          <table:table-cell office:value-type="string" calcext:value-type="string">
            <text:p>Topic :: Multimedia :: Graphics :: Capture :: Digital Camer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canners</text:p>
          </table:table-cell>
          <table:table-cell office:value-type="string" calcext:value-type="string">
            <text:p>Topic :: Multimedia :: Graphics :: Capture :: Scann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creen Capture</text:p>
          </table:table-cell>
          <table:table-cell office:value-type="string" calcext:value-type="string">
            <text:p>Topic :: Multimedia :: Graphics :: Capture :: Screen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/>
          <table:table-cell office:value-type="string" calcext:value-type="string">
            <text:p>Topic :: Multimedia :: Graphics :: Edi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Raster-Based</text:p>
          </table:table-cell>
          <table:table-cell office:value-type="string" calcext:value-type="string">
            <text:p>Topic :: Multimedia :: Graphics :: Editors :: Raster-Base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Vector-Based</text:p>
          </table:table-cell>
          <table:table-cell office:value-type="string" calcext:value-type="string">
            <text:p>Topic :: Multimedia :: Graphics :: Editors :: Vector-Base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Graphics Conversion</text:p>
          </table:table-cell>
          <table:table-cell/>
          <table:table-cell office:value-type="string" calcext:value-type="string">
            <text:p>Topic :: Multimedia :: Graphics :: Graphics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Topic :: Multimedia :: Graphics :: Pres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table:style-name="ce13" office:value-type="string" calcext:value-type="string">
            <text:p>Viewer</text:p>
          </table:table-cell>
          <table:table-cell/>
          <table:table-cell office:value-type="string" calcext:value-type="string">
            <text:p>Topic :: Multimedia :: Graphics :: View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Topic :: Multimedia :: Sound/Au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Topic :: Multimedia :: Sound/Audio ::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Recording</text:p>
          </table:table-cell>
          <table:table-cell/>
          <table:table-cell office:value-type="string" calcext:value-type="string">
            <text:p>Topic :: Multimedia :: Sound/Audio :: Capture/Record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/>
          <table:table-cell office:value-type="string" calcext:value-type="string">
            <text:p>Topic :: Multimedia :: Sound/Audio :: CD Au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Playing</text:p>
          </table:table-cell>
          <table:table-cell office:value-type="string" calcext:value-type="string">
            <text:p>Topic :: Multimedia :: Sound/Audio :: CD Audio :: CD Play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Ripping</text:p>
          </table:table-cell>
          <table:table-cell office:value-type="string" calcext:value-type="string">
            <text:p>Topic :: Multimedia :: Sound/Audio :: CD Audio :: CD Ripp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Writing</text:p>
          </table:table-cell>
          <table:table-cell office:value-type="string" calcext:value-type="string">
            <text:p>Topic :: Multimedia :: Sound/Audio :: CD Audio :: CD Wri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Topic :: Multimedia :: Sound/Audio ::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Editors</text:p>
          </table:table-cell>
          <table:table-cell/>
          <table:table-cell office:value-type="string" calcext:value-type="string">
            <text:p>Topic :: Multimedia :: Sound/Audio :: Edi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MIDI</text:p>
          </table:table-cell>
          <table:table-cell/>
          <table:table-cell office:value-type="string" calcext:value-type="string">
            <text:p>Topic :: Multimedia :: Sound/Audio :: MID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Mixers</text:p>
          </table:table-cell>
          <table:table-cell/>
          <table:table-cell office:value-type="string" calcext:value-type="string">
            <text:p>Topic :: Multimedia :: Sound/Audio :: Mix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Topic :: Multimedia :: Sound/Audio :: Play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Topic :: Multimedia :: Sound/Audio :: Players :: MP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Sound Synthesis</text:p>
          </table:table-cell>
          <table:table-cell/>
          <table:table-cell office:value-type="string" calcext:value-type="string">
            <text:p>Topic :: Multimedia :: Sound/Audio :: Sound Synthe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Speech</text:p>
          </table:table-cell>
          <table:table-cell/>
          <table:table-cell office:value-type="string" calcext:value-type="string">
            <text:p>Topic :: Multimedia :: Sound/Audio :: Speech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table:number-columns-repeated="2"/>
          <table:table-cell office:value-type="string" calcext:value-type="string">
            <text:p>Topic :: Multimedia :: Vide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Topic :: Multimedia :: Video ::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Topic :: Multimedia :: Video ::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Topic :: Multimedia :: Video :: Displa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Non-Linear Editor</text:p>
          </table:table-cell>
          <table:table-cell/>
          <table:table-cell office:value-type="string" calcext:value-type="string">
            <text:p>Topic :: Multimedia :: Video :: Non-Linear Ed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Office</text:p>
          </table:table-cell>
          <table:table-cell table:number-columns-repeated="3"/>
          <table:table-cell office:value-type="string" calcext:value-type="string">
            <text:p>Topic :: Office/Busin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ffice</text:p>
          </table:table-cell>
          <table:table-cell office:value-type="string" calcext:value-type="string">
            <text:p>Financial</text:p>
          </table:table-cell>
          <table:table-cell table:number-columns-repeated="2"/>
          <table:table-cell office:value-type="string" calcext:value-type="string">
            <text:p>Topic :: Office/Business :: Financia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Accounting</text:p>
          </table:table-cell>
          <table:table-cell/>
          <table:table-cell office:value-type="string" calcext:value-type="string">
            <text:p>Topic :: Office/Business :: Financial :: Accoun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Topic :: Office/Business :: Financial :: Invest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Point-Of-Sale</text:p>
          </table:table-cell>
          <table:table-cell/>
          <table:table-cell office:value-type="string" calcext:value-type="string">
            <text:p>Topic :: Office/Business :: Financial :: Point-Of-Sal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Spreadsheet</text:p>
          </table:table-cell>
          <table:table-cell/>
          <table:table-cell office:value-type="string" calcext:value-type="string">
            <text:p>Topic :: Office/Business :: Financial :: Spreadshee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oupware</text:p>
          </table:table-cell>
          <table:table-cell table:number-columns-repeated="2"/>
          <table:table-cell office:value-type="string" calcext:value-type="string">
            <text:p>Topic :: Office/Business :: Groupwa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ews/Diary</text:p>
          </table:table-cell>
          <table:table-cell table:number-columns-repeated="2"/>
          <table:table-cell office:value-type="string" calcext:value-type="string">
            <text:p>Topic :: Office/Business :: News/Dia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ffice Suite</text:p>
          </table:table-cell>
          <table:table-cell table:number-columns-repeated="2"/>
          <table:table-cell office:value-type="string" calcext:value-type="string">
            <text:p>Topic :: Office/Business :: Office Suit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cheduling</text:p>
          </table:table-cell>
          <table:table-cell table:number-columns-repeated="2"/>
          <table:table-cell office:value-type="string" calcext:value-type="string">
            <text:p>Topic :: Office/Business :: Schedul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Other/Nonlisted Top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Printing</text:p>
          </table:table-cell>
          <table:table-cell table:number-columns-repeated="3"/>
          <table:table-cell office:value-type="string" calcext:value-type="string">
            <text:p>Topic :: Prin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Religion</text:p>
          </table:table-cell>
          <table:table-cell table:number-columns-repeated="3"/>
          <table:table-cell office:value-type="string" calcext:value-type="string">
            <text:p>Topic :: Relig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Scientific</text:p>
          </table:table-cell>
          <table:table-cell table:number-columns-repeated="3"/>
          <table:table-cell office:value-type="string" calcext:value-type="string">
            <text:p>Topic :: Scientific/Engineer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ientific</text:p>
          </table:table-cell>
          <table:table-cell office:value-type="string" calcext:value-type="string">
            <text:p>Artificial Intelligence</text:p>
          </table:table-cell>
          <table:table-cell table:number-columns-repeated="2"/>
          <table:table-cell office:value-type="string" calcext:value-type="string">
            <text:p>Topic :: Scientific/Engineering :: Artificial Intellige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tificial Life</text:p>
          </table:table-cell>
          <table:table-cell table:number-columns-repeated="2"/>
          <table:table-cell office:value-type="string" calcext:value-type="string">
            <text:p>Topic :: Scientific/Engineering :: Artificial Lif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stronomy</text:p>
          </table:table-cell>
          <table:table-cell table:number-columns-repeated="2"/>
          <table:table-cell office:value-type="string" calcext:value-type="string">
            <text:p>Topic :: Scientific/Engineering :: Astronom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mospheric Science</text:p>
          </table:table-cell>
          <table:table-cell table:number-columns-repeated="2"/>
          <table:table-cell office:value-type="string" calcext:value-type="string">
            <text:p>Topic :: Scientific/Engineering :: Atmospheric Scie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io-Informatics</text:p>
          </table:table-cell>
          <table:table-cell table:number-columns-repeated="2"/>
          <table:table-cell office:value-type="string" calcext:value-type="string">
            <text:p>Topic :: Scientific/Engineering :: Bio-Informat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emistry</text:p>
          </table:table-cell>
          <table:table-cell table:number-columns-repeated="2"/>
          <table:table-cell office:value-type="string" calcext:value-type="string">
            <text:p>Topic :: Scientific/Engineering :: Chemist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ectronic Design Automation</text:p>
          </table:table-cell>
          <table:table-cell table:number-columns-repeated="2"/>
          <table:table-cell office:value-type="string" calcext:value-type="string">
            <text:p>Topic :: Scientific/Engineering :: Electronic Design Automation (EDA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Topic :: Scientific/Engineering :: G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uman Machine Interfaces</text:p>
          </table:table-cell>
          <table:table-cell table:number-columns-repeated="2"/>
          <table:table-cell office:value-type="string" calcext:value-type="string">
            <text:p>Topic :: Scientific/Engineering :: Human Machine Interfac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mage Recognition</text:p>
          </table:table-cell>
          <table:table-cell table:number-columns-repeated="2"/>
          <table:table-cell office:value-type="string" calcext:value-type="string">
            <text:p>Topic :: Scientific/Engineering :: Image Recogni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formation Analysis</text:p>
          </table:table-cell>
          <table:table-cell table:number-columns-repeated="2"/>
          <table:table-cell office:value-type="string" calcext:value-type="string">
            <text:p>Topic :: Scientific/Engineering :: Information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face Engine</text:p>
          </table:table-cell>
          <table:table-cell table:number-columns-repeated="2"/>
          <table:table-cell office:value-type="string" calcext:value-type="string">
            <text:p>Topic :: Scientific/Engineering :: Interface Engine/Protocol Translato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Topic :: Scientific/Engineering :: Mathemat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edical Science</text:p>
          </table:table-cell>
          <table:table-cell table:number-columns-repeated="2"/>
          <table:table-cell office:value-type="string" calcext:value-type="string">
            <text:p>Topic :: Scientific/Engineering :: Medical Science Apps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Topic :: Scientific/Engineering :: Phys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sualization</text:p>
          </table:table-cell>
          <table:table-cell table:number-columns-repeated="2"/>
          <table:table-cell office:value-type="string" calcext:value-type="string">
            <text:p>Topic :: Scientific/Engineering :: Visualiz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Security</text:p>
          </table:table-cell>
          <table:table-cell table:number-columns-repeated="3"/>
          <table:table-cell office:value-type="string" calcext:value-type="string">
            <text:p>Topic :: Securit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Topic :: Security :: Cryptograph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Sociology</text:p>
          </table:table-cell>
          <table:table-cell table:number-columns-repeated="3"/>
          <table:table-cell office:value-type="string" calcext:value-type="string">
            <text:p>Topic :: Sociolog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ciology</text:p>
          </table:table-cell>
          <table:table-cell office:value-type="string" calcext:value-type="string">
            <text:p>Genealogy</text:p>
          </table:table-cell>
          <table:table-cell table:number-columns-repeated="2"/>
          <table:table-cell office:value-type="string" calcext:value-type="string">
            <text:p>Topic :: Sociology :: Genealog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istory</text:p>
          </table:table-cell>
          <table:table-cell table:number-columns-repeated="2"/>
          <table:table-cell office:value-type="string" calcext:value-type="string">
            <text:p>Topic :: Sociology :: Histo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Software Development</text:p>
          </table:table-cell>
          <table:table-cell table:number-columns-repeated="3"/>
          <table:table-cell office:value-type="string" calcext:value-type="string">
            <text:p>Topic :: Software Develop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ftware Development</text:p>
          </table:table-cell>
          <table:table-cell office:value-type="string" calcext:value-type="string">
            <text:p>Assemblers</text:p>
          </table:table-cell>
          <table:table-cell table:number-columns-repeated="2"/>
          <table:table-cell office:value-type="string" calcext:value-type="string">
            <text:p>Topic :: Software Development :: Assemb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g Tracking</text:p>
          </table:table-cell>
          <table:table-cell table:number-columns-repeated="2"/>
          <table:table-cell office:value-type="string" calcext:value-type="string">
            <text:p>Topic :: Software Development :: Bug Track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ild Tool</text:p>
          </table:table-cell>
          <table:table-cell table:number-columns-repeated="2"/>
          <table:table-cell office:value-type="string" calcext:value-type="string">
            <text:p>Topic :: Software Development :: Build Too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de Generator</text:p>
          </table:table-cell>
          <table:table-cell table:number-columns-repeated="2"/>
          <table:table-cell office:value-type="string" calcext:value-type="string">
            <text:p>Topic :: Software Development :: Code Genera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mpiler</text:p>
          </table:table-cell>
          <table:table-cell table:number-columns-repeated="2"/>
          <table:table-cell office:value-type="string" calcext:value-type="string">
            <text:p>Topic :: Software Development :: Compi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ebugger</text:p>
          </table:table-cell>
          <table:table-cell table:number-columns-repeated="2"/>
          <table:table-cell office:value-type="string" calcext:value-type="string">
            <text:p>Topic :: Software Development :: Debug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isassembler</text:p>
          </table:table-cell>
          <table:table-cell table:number-columns-repeated="2"/>
          <table:table-cell office:value-type="string" calcext:value-type="string">
            <text:p>Topic :: Software Development :: Disassemb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ocumentation</text:p>
          </table:table-cell>
          <table:table-cell table:number-columns-repeated="2"/>
          <table:table-cell office:value-type="string" calcext:value-type="string">
            <text:p>Topic :: Software Development :: Docum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bedded Systems</text:p>
          </table:table-cell>
          <table:table-cell table:number-columns-repeated="2"/>
          <table:table-cell office:value-type="string" calcext:value-type="string">
            <text:p>Topic :: Software Development :: Embedded System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nationalization</text:p>
          </table:table-cell>
          <table:table-cell table:number-columns-repeated="2"/>
          <table:table-cell office:value-type="string" calcext:value-type="string">
            <text:p>Topic :: Software Development :: International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preter</text:p>
          </table:table-cell>
          <table:table-cell table:number-columns-repeated="2"/>
          <table:table-cell office:value-type="string" calcext:value-type="string">
            <text:p>Topic :: Software Development :: Interpre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table:number-columns-repeated="2"/>
          <table:table-cell office:value-type="string" calcext:value-type="string">
            <text:p>Topic :: Software Development :: 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Application Framework</text:p>
          </table:table-cell>
          <table:table-cell/>
          <table:table-cell office:value-type="string" calcext:value-type="string">
            <text:p>Topic :: Software Development :: Libraries :: Application Framework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Java Library</text:p>
          </table:table-cell>
          <table:table-cell/>
          <table:table-cell office:value-type="string" calcext:value-type="string">
            <text:p>Topic :: Software Development :: Libraries :: Java 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erl Module</text:p>
          </table:table-cell>
          <table:table-cell/>
          <table:table-cell office:value-type="string" calcext:value-type="string">
            <text:p>Topic :: Software Development :: Libraries :: Perl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HP Class</text:p>
          </table:table-cell>
          <table:table-cell/>
          <table:table-cell office:value-type="string" calcext:value-type="string">
            <text:p>Topic :: Software Development :: Libraries :: PHP Class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ike Module</text:p>
          </table:table-cell>
          <table:table-cell/>
          <table:table-cell office:value-type="string" calcext:value-type="string">
            <text:p>Topic :: Software Development :: Libraries :: Pike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ygame</text:p>
          </table:table-cell>
          <table:table-cell/>
          <table:table-cell office:value-type="string" calcext:value-type="string">
            <text:p>Topic :: Software Development :: Libraries :: pygam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ython Module</text:p>
          </table:table-cell>
          <table:table-cell/>
          <table:table-cell office:value-type="string" calcext:value-type="string">
            <text:p>Topic :: Software Development :: Libraries :: Python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Ruby Modules</text:p>
          </table:table-cell>
          <table:table-cell/>
          <table:table-cell office:value-type="string" calcext:value-type="string">
            <text:p>Topic :: Software Development :: Libraries :: Ruby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Tcl Extension</text:p>
          </table:table-cell>
          <table:table-cell/>
          <table:table-cell office:value-type="string" calcext:value-type="string">
            <text:p>Topic :: Software Development :: Libraries :: Tcl Extension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calization</text:p>
          </table:table-cell>
          <table:table-cell table:number-columns-repeated="2"/>
          <table:table-cell office:value-type="string" calcext:value-type="string">
            <text:p>Topic :: Software Development :: Local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bject Brokering</text:p>
          </table:table-cell>
          <table:table-cell table:number-columns-repeated="2"/>
          <table:table-cell office:value-type="string" calcext:value-type="string">
            <text:p>Topic :: Software Development :: Object Brok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bject Brokering</text:p>
          </table:table-cell>
          <table:table-cell office:value-type="string" calcext:value-type="string">
            <text:p>CORBA</text:p>
          </table:table-cell>
          <table:table-cell/>
          <table:table-cell office:value-type="string" calcext:value-type="string">
            <text:p>Topic :: Software Development :: Object Brokering :: CORB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re-processor</text:p>
          </table:table-cell>
          <table:table-cell table:number-columns-repeated="2"/>
          <table:table-cell office:value-type="string" calcext:value-type="string">
            <text:p>Topic :: Software Development :: Pre-process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Quality Assurance</text:p>
          </table:table-cell>
          <table:table-cell table:number-columns-repeated="2"/>
          <table:table-cell office:value-type="string" calcext:value-type="string">
            <text:p>Topic :: Software Development :: Quality Assura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Topic :: Software Development :: Tes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Traffic Generation</text:p>
          </table:table-cell>
          <table:table-cell/>
          <table:table-cell office:value-type="string" calcext:value-type="string">
            <text:p>Topic :: Software Development :: Testing :: Traffic Gener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er Interfaces</text:p>
          </table:table-cell>
          <table:table-cell table:number-columns-repeated="2"/>
          <table:table-cell office:value-type="string" calcext:value-type="string">
            <text:p>Topic :: Software Development :: User Interfac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ersion Control</text:p>
          </table:table-cell>
          <table:table-cell table:number-columns-repeated="2"/>
          <table:table-cell office:value-type="string" calcext:value-type="string">
            <text:p>Topic :: Software Development :: Version Contro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CV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RC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SC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dget Set</text:p>
          </table:table-cell>
          <table:table-cell table:number-columns-repeated="2"/>
          <table:table-cell office:value-type="string" calcext:value-type="string">
            <text:p>Topic :: Software Development :: Widget S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2"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Topic :: Syste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chiving</text:p>
          </table:table-cell>
          <table:table-cell table:number-columns-repeated="2"/>
          <table:table-cell office:value-type="string" calcext:value-type="string">
            <text:p>Topic :: System :: Archiv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Topic :: System :: Archiving :: Backup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opic :: System :: Archiving :: Compression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irroring</text:p>
          </table:table-cell>
          <table:table-cell/>
          <table:table-cell office:value-type="string" calcext:value-type="string">
            <text:p>Topic :: System :: Archiving :: Mirror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Packaging</text:p>
          </table:table-cell>
          <table:table-cell/>
          <table:table-cell office:value-type="string" calcext:value-type="string">
            <text:p>Topic :: System :: Archiving :: Packag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enchmark</text:p>
          </table:table-cell>
          <table:table-cell table:number-columns-repeated="2"/>
          <table:table-cell office:value-type="string" calcext:value-type="string">
            <text:p>Topic :: System :: Benchma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Topic :: System :: Boo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Topic :: System :: Boot :: Ini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lustering</text:p>
          </table:table-cell>
          <table:table-cell table:number-columns-repeated="2"/>
          <table:table-cell office:value-type="string" calcext:value-type="string">
            <text:p>Topic :: System :: Clust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nsole Font</text:p>
          </table:table-cell>
          <table:table-cell table:number-columns-repeated="2"/>
          <table:table-cell office:value-type="string" calcext:value-type="string">
            <text:p>Topic :: System :: Console Fon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istributed Computing</text:p>
          </table:table-cell>
          <table:table-cell table:number-columns-repeated="2"/>
          <table:table-cell office:value-type="string" calcext:value-type="string">
            <text:p>Topic :: System :: Distributed Compu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ulator</text:p>
          </table:table-cell>
          <table:table-cell table:number-columns-repeated="2"/>
          <table:table-cell office:value-type="string" calcext:value-type="string">
            <text:p>Topic :: System :: Emula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esystems</text:p>
          </table:table-cell>
          <table:table-cell table:number-columns-repeated="2"/>
          <table:table-cell office:value-type="string" calcext:value-type="string">
            <text:p>Topic :: System :: Filesystem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Topic :: System :: Hardwar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Hardware Driver</text:p>
          </table:table-cell>
          <table:table-cell/>
          <table:table-cell office:value-type="string" calcext:value-type="string">
            <text:p>Topic :: System :: Hardware :: Hardware Driver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ainframes</text:p>
          </table:table-cell>
          <table:table-cell/>
          <table:table-cell office:value-type="string" calcext:value-type="string">
            <text:p>Topic :: System :: Hardware :: Mainfram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ymmetric Multi-processing</text:p>
          </table:table-cell>
          <table:table-cell/>
          <table:table-cell office:value-type="string" calcext:value-type="string">
            <text:p>Topic :: System :: Hardware :: Symmetric Multi-process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Topic :: System :: Installation/Setu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gging</text:p>
          </table:table-cell>
          <table:table-cell table:number-columns-repeated="2"/>
          <table:table-cell office:value-type="string" calcext:value-type="string">
            <text:p>Topic :: System :: Logg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Topic :: System :: Monito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etworking</text:p>
          </table:table-cell>
          <table:table-cell table:number-columns-repeated="2"/>
          <table:table-cell office:value-type="string" calcext:value-type="string">
            <text:p>Topic :: System :: Network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Firewalls</text:p>
          </table:table-cell>
          <table:table-cell/>
          <table:table-cell office:value-type="string" calcext:value-type="string">
            <text:p>Topic :: System :: Networking :: Firewall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nitoring</text:p>
          </table:table-cell>
          <table:table-cell/>
          <table:table-cell office:value-type="string" calcext:value-type="string">
            <text:p>Topic :: System :: Networking :: Monitor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nitoring</text:p>
          </table:table-cell>
          <table:table-cell office:value-type="string" calcext:value-type="string">
            <text:p>Hardware Watchdog</text:p>
          </table:table-cell>
          <table:table-cell office:value-type="string" calcext:value-type="string">
            <text:p>Topic :: System :: Networking :: Monitoring :: Hardware Watchdo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ime Synchronization</text:p>
          </table:table-cell>
          <table:table-cell/>
          <table:table-cell office:value-type="string" calcext:value-type="string">
            <text:p>Topic :: System :: Networking :: Time Synchron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perating System</text:p>
          </table:table-cell>
          <table:table-cell table:number-columns-repeated="2"/>
          <table:table-cell office:value-type="string" calcext:value-type="string">
            <text:p>Topic :: System :: Operating Syste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Topic :: System :: Operating System Kernel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BS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GNU Hur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Linu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ower (UPS)</text:p>
          </table:table-cell>
          <table:table-cell table:number-columns-repeated="2"/>
          <table:table-cell office:value-type="string" calcext:value-type="string">
            <text:p>Topic :: System :: Power (UPS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covery Tool</text:p>
          </table:table-cell>
          <table:table-cell table:number-columns-repeated="2"/>
          <table:table-cell office:value-type="string" calcext:value-type="string">
            <text:p>Topic :: System :: Recovery Too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Topic :: System :: Shel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oftware Distribution</text:p>
          </table:table-cell>
          <table:table-cell table:number-columns-repeated="2"/>
          <table:table-cell office:value-type="string" calcext:value-type="string">
            <text:p>Topic :: System :: Software Distribu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table:number-columns-repeated="2"/>
          <table:table-cell office:value-type="string" calcext:value-type="string">
            <text:p>Topic :: System :: Systems Administr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/>
          <table:table-cell office:value-type="string" calcext:value-type="string">
            <text:p>Topic :: System :: Systems Administration :: Authentication/Directo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 office:value-type="string" calcext:value-type="string">
            <text:p>LDAP</text:p>
          </table:table-cell>
          <table:table-cell office:value-type="string" calcext:value-type="string">
            <text:p>Topic :: System :: Systems Administration :: Authentication/Directory :: LD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Topic :: System :: Systems Administration :: Authentication/Directory :: N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  <draw:polyline table:end-cell-address="Tabelle1.A597" table:end-x="3.4cm" table:end-y="0.202cm" draw:z-index="17" draw:style-name="gr33" draw:text-style-name="P1" svg:width="3.099cm" svg:height="0.199cm" svg:x="0.3cm" svg:y="0.454cm" svg:viewBox="0 0 3100 200" draw:points="0,0 0,200 0,200 3100,200">
              <text:p/>
            </draw:polyline>
          </table:table-cell>
          <table:table-cell/>
          <table:table-cell office:value-type="string" calcext:value-type="string">
            <text:p>Shell</text:p>
          </table:table-cell>
          <table:table-cell table:number-columns-repeated="2"/>
          <table:table-cell office:value-type="string" calcext:value-type="string">
            <text:p>Topic :: System :: System Shells</text:p>
          </table:table-cell>
          <table:table-cell table:number-columns-repeated="1018"/>
        </table:table-row>
        <table:table-row table:style-name="ro2">
          <table:table-cell>
            <draw:polyline table:end-cell-address="Tabelle1.A601" table:end-x="3.4cm" table:end-y="0.201cm" draw:z-index="15" draw:style-name="gr34" draw:text-style-name="P1" svg:width="3.099cm" svg:height="1.231cm" svg:x="0.3cm" svg:y="0.775cm" svg:viewBox="0 0 3100 1232" draw:points="0,0 0,1232 0,1232 3100,1232">
              <text:p/>
            </draw:polyline>
          </table:table-cell>
          <table:table-cell table:style-name="ce12" office:value-type="string" calcext:value-type="string">
            <text:p>Terminal</text:p>
          </table:table-cell>
          <table:table-cell table:number-columns-repeated="3"/>
          <table:table-cell office:value-type="string" calcext:value-type="string">
            <text:p>Topic :: Termina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Topic :: Terminals :: Seria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net</text:p>
          </table:table-cell>
          <table:table-cell table:number-columns-repeated="2"/>
          <table:table-cell office:value-type="string" calcext:value-type="string">
            <text:p>Topic :: Terminals :: Telne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rminal Emulator</text:p>
          </table:table-cell>
          <table:table-cell table:number-columns-repeated="2"/>
          <table:table-cell office:value-type="string" calcext:value-type="string">
            <text:p>Topic :: Terminals :: Terminal Emulators/X Terminals</text:p>
          </table:table-cell>
          <table:table-cell table:number-columns-repeated="1018"/>
        </table:table-row>
        <table:table-row table:style-name="ro2">
          <table:table-cell>
            <draw:polyline table:end-cell-address="Tabelle1.A607" table:end-x="3.4cm" table:end-y="0.2cm" draw:z-index="16" draw:style-name="gr35" draw:text-style-name="P1" svg:width="3.099cm" svg:height="2.027cm" svg:x="0.3cm" svg:y="0.882cm" svg:viewBox="0 0 3100 2028" draw:points="0,0 0,2028 0,2028 3100,2028">
              <text:p/>
            </draw:polyline>
          </table:table-cell>
          <table:table-cell table:style-name="ce12" office:value-type="string" calcext:value-type="string">
            <text:p>Text Editor</text:p>
          </table:table-cell>
          <table:table-cell table:number-columns-repeated="3"/>
          <table:table-cell office:value-type="string" calcext:value-type="string">
            <text:p>Topic :: Text Edi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ocumentation</text:p>
          </table:table-cell>
          <table:table-cell table:number-columns-repeated="2"/>
          <table:table-cell office:value-type="string" calcext:value-type="string">
            <text:p>Topic :: Text Editors :: Docum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cs</text:p>
          </table:table-cell>
          <table:table-cell table:number-columns-repeated="2"/>
          <table:table-cell office:value-type="string" calcext:value-type="string">
            <text:p>Topic :: Text Editors :: Ema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DE</text:p>
          </table:table-cell>
          <table:table-cell table:number-columns-repeated="2"/>
          <table:table-cell office:value-type="string" calcext:value-type="string">
            <text:p>Topic :: Text Editors :: Integrated Development Environments (ID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xt Processing</text:p>
          </table:table-cell>
          <table:table-cell table:number-columns-repeated="2"/>
          <table:table-cell office:value-type="string" calcext:value-type="string">
            <text:p>Topic :: Text Editors :: Text Process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ord Processor</text:p>
          </table:table-cell>
          <table:table-cell table:number-columns-repeated="2"/>
          <table:table-cell office:value-type="string" calcext:value-type="string">
            <text:p>Topic :: Text Editors :: Word Processors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Text Processing</text:p>
            <draw:polyline table:end-cell-address="Tabelle1.B608" table:end-x="3.397cm" table:end-y="0.2cm" draw:z-index="28" draw:style-name="gr36" draw:text-style-name="P1" svg:width="3.099cm" svg:height="0.199cm" svg:x="0.298cm" svg:y="0.452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Topic :: Text Processing</text:p>
          </table:table-cell>
          <table:table-cell table:number-columns-repeated="1018"/>
        </table:table-row>
        <table:table-row table:style-name="ro2">
          <table:table-cell>
            <draw:polyline table:end-cell-address="Tabelle1.A623" table:end-x="3.4cm" table:end-y="0.2cm" draw:z-index="14" draw:style-name="gr37" draw:text-style-name="P1" svg:width="3.099cm" svg:height="6.263cm" svg:x="0.3cm" svg:y="0.709cm" svg:viewBox="0 0 3100 6264" draw:points="0,0 0,6264 0,6264 3100,6264">
              <text:p/>
            </draw:polyline>
          </table:table-cell>
          <table:table-cell>
            <draw:polyline table:end-cell-address="Tabelle1.B609" table:end-x="3.397cm" table:end-y="0.199cm" draw:z-index="29" draw:style-name="gr38" draw:text-style-name="P1" svg:width="3.099cm" svg:height="0.199cm" svg:x="0.298cm" svg:y="0.451cm" svg:viewBox="0 0 3100 200" draw:points="0,0 0,200 0,200 3100,200">
              <text:p/>
            </draw:polyline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Topic :: Text Processing :: Filters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10" table:end-x="3.397cm" table:end-y="0.2cm" draw:z-index="30" draw:style-name="gr39" draw:text-style-name="P1" svg:width="3.099cm" svg:height="0.199cm" svg:x="0.298cm" svg:y="0.452cm" svg:viewBox="0 0 3100 200" draw:points="0,0 0,200 0,200 3100,200">
              <text:p/>
            </draw:polyline>
          </table:table-cell>
          <table:table-cell office:value-type="string" calcext:value-type="string">
            <text:p>Font</text:p>
          </table:table-cell>
          <table:table-cell table:number-columns-repeated="2"/>
          <table:table-cell office:value-type="string" calcext:value-type="string">
            <text:p>Topic :: Text Processing :: Fonts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11" table:end-x="3.397cm" table:end-y="0.2cm" draw:z-index="31" draw:style-name="gr40" draw:text-style-name="P1" svg:width="3.099cm" svg:height="0.199cm" svg:x="0.298cm" svg:y="0.452cm" svg:viewBox="0 0 3100 200" draw:points="0,0 0,200 0,200 3100,200">
              <text:p/>
            </draw:polyline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Topic :: Text Processing :: General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12" table:end-x="3.397cm" table:end-y="0.2cm" draw:z-index="32" draw:style-name="gr41" draw:text-style-name="P1" svg:width="3.099cm" svg:height="0.199cm" svg:x="0.298cm" svg:y="0.452cm" svg:viewBox="0 0 3100 200" draw:points="0,0 0,200 0,200 3100,200">
              <text:p/>
            </draw:polyline>
          </table:table-cell>
          <table:table-cell office:value-type="string" calcext:value-type="string">
            <text:p>Indexing</text:p>
          </table:table-cell>
          <table:table-cell table:number-columns-repeated="2"/>
          <table:table-cell office:value-type="string" calcext:value-type="string">
            <text:p>Topic :: Text Processing :: Indexing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13" table:end-x="3.397cm" table:end-y="0.2cm" draw:z-index="33" draw:style-name="gr42" draw:text-style-name="P1" svg:width="3.099cm" svg:height="0.199cm" svg:x="0.298cm" svg:y="0.452cm" svg:viewBox="0 0 3100 200" draw:points="0,0 0,200 0,200 3100,200">
              <text:p/>
            </draw:polyline>
          </table:table-cell>
          <table:table-cell office:value-type="string" calcext:value-type="string">
            <text:p>Linguistic</text:p>
          </table:table-cell>
          <table:table-cell table:number-columns-repeated="2"/>
          <table:table-cell office:value-type="string" calcext:value-type="string">
            <text:p>Topic :: Text Processing :: Linguistic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2" office:value-type="string" calcext:value-type="string">
            <text:p>Markup</text:p>
            <draw:polyline table:end-cell-address="Tabelle1.C614" table:end-x="3.397cm" table:end-y="0.201cm" draw:z-index="13" draw:style-name="gr43" draw:text-style-name="P1" svg:width="3.099cm" svg:height="0.199cm" svg:x="0.298cm" svg:y="0.453cm" svg:viewBox="0 0 3100 200" draw:points="0,0 0,200 0,200 3100,200">
              <text:p/>
            </draw:polyline>
          </table:table-cell>
          <table:table-cell table:number-columns-repeated="2"/>
          <table:table-cell office:value-type="string" calcext:value-type="string">
            <text:p>Topic :: Text Processing :: Markup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15" table:end-x="3.397cm" table:end-y="0.201cm" draw:z-index="12" draw:style-name="gr44" draw:text-style-name="P1" svg:width="3.099cm" svg:height="0.199cm" svg:x="0.298cm" svg:y="0.453cm" svg:viewBox="0 0 3100 200" draw:points="0,0 0,200 0,200 3100,200">
              <text:p/>
            </draw:polyline>
          </table:table-cell>
          <table:table-cell office:value-type="string" calcext:value-type="string">
            <text:p>DocBook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16" table:end-x="3.397cm" table:end-y="0.2cm" draw:z-index="11" draw:style-name="gr45" draw:text-style-name="P1" svg:width="3.099cm" svg:height="0.199cm" svg:x="0.298cm" svg:y="0.452cm" svg:viewBox="0 0 3100 200" draw:points="0,0 0,200 0,200 3100,200">
              <text:p/>
            </draw:polyline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Topic :: Text Processing :: Markup :: HT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17" table:end-x="3.397cm" table:end-y="0.202cm" draw:z-index="10" draw:style-name="gr46" draw:text-style-name="P1" svg:width="3.099cm" svg:height="0.199cm" svg:x="0.298cm" svg:y="0.454cm" svg:viewBox="0 0 3100 200" draw:points="0,0 0,200 0,200 3100,200">
              <text:p/>
            </draw:polyline>
          </table:table-cell>
          <table:table-cell office:value-type="string" calcext:value-type="string">
            <text:p>LaTeX</text:p>
          </table:table-cell>
          <table:table-cell/>
          <table:table-cell office:value-type="string" calcext:value-type="string">
            <text:p>Topic :: Text Processing :: Markup :: LaTeX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18" table:end-x="3.397cm" table:end-y="0.2cm" draw:z-index="9" draw:style-name="gr47" draw:text-style-name="P1" svg:width="3.099cm" svg:height="0.199cm" svg:x="0.298cm" svg:y="0.452cm" svg:viewBox="0 0 3100 200" draw:points="0,0 0,200 0,200 3100,200">
              <text:p/>
            </draw:polyline>
          </table:table-cell>
          <table:table-cell office:value-type="string" calcext:value-type="string">
            <text:p>Markdown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19" table:end-x="3.397cm" table:end-y="0.2cm" draw:z-index="8" draw:style-name="gr48" draw:text-style-name="P1" svg:width="3.099cm" svg:height="0.199cm" svg:x="0.298cm" svg:y="0.452cm" svg:viewBox="0 0 3100 200" draw:points="0,0 0,200 0,200 3100,200">
              <text:p/>
            </draw:polyline>
          </table:table-cell>
          <table:table-cell office:value-type="string" calcext:value-type="string">
            <text:p>ReStructuredText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20" table:end-x="3.397cm" table:end-y="0.201cm" draw:z-index="7" draw:style-name="gr49" draw:text-style-name="P1" svg:width="3.099cm" svg:height="0.199cm" svg:x="0.298cm" svg:y="0.453cm" svg:viewBox="0 0 3100 200" draw:points="0,0 0,200 0,200 3100,200">
              <text:p/>
            </draw:polyline>
          </table:table-cell>
          <table:table-cell office:value-type="string" calcext:value-type="string">
            <text:p>SGML</text:p>
          </table:table-cell>
          <table:table-cell/>
          <table:table-cell office:value-type="string" calcext:value-type="string">
            <text:p>Topic :: Text Processing :: Markup :: SG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21" table:end-x="3.397cm" table:end-y="0.2cm" draw:z-index="6" draw:style-name="gr50" draw:text-style-name="P1" svg:width="3.099cm" svg:height="0.199cm" svg:x="0.298cm" svg:y="0.452cm" svg:viewBox="0 0 3100 200" draw:points="0,0 0,200 0,200 3100,200">
              <text:p/>
            </draw:polyline>
          </table:table-cell>
          <table:table-cell office:value-type="string" calcext:value-type="string">
            <text:p>VRML</text:p>
          </table:table-cell>
          <table:table-cell/>
          <table:table-cell office:value-type="string" calcext:value-type="string">
            <text:p>Topic :: Text Processing :: Markup :: VR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22" table:end-x="3.402cm" table:end-y="0.201cm" draw:z-index="0" draw:style-name="gr51" draw:text-style-name="P1" svg:width="3.099cm" svg:height="0.199cm" svg:x="0.303cm" svg:y="0.453cm" svg:viewBox="0 0 3100 200" draw:points="0,0 0,200 0,200 3100,200">
              <text:p/>
            </draw:polyline>
          </table:table-cell>
          <table:table-cell office:value-type="string" calcext:value-type="string">
            <text:p>Wik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XML</text:p>
          </table:table-cell>
          <table:table-cell/>
          <table:table-cell office:value-type="string" calcext:value-type="string">
            <text:p>Topic :: Text Processing :: Markup :: XML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Utilities</text:p>
          </table:table-cell>
          <table:table-cell table:number-columns-repeated="3"/>
          <table:table-cell office:value-type="string" calcext:value-type="string">
            <text:p>Topic :: Utilitie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4-07-24T20:20:47.384521818</meta:creation-date>
    <dc:date>2014-07-25T21:14:38.216930032</dc:date>
    <dc:creator>mario </dc:creator>
    <meta:editing-duration>P1DT47M43S</meta:editing-duration>
    <meta:editing-cycles>44</meta:editing-cycles>
    <meta:generator>LibreOffice/4.2.4.2$Linux_X86_64 LibreOffice_project/420m0$Build-2</meta:generator>
    <meta:document-statistic meta:table-count="1" meta:cell-count="1392" meta:object-count="51"/>
  </office:meta>
</office:document-meta>
</file>